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 table:number-columns-repeated="28"/>
        <table:table-column table:style-name="co4" table:default-cell-style-name="ce10"/>
        <table:table-column table:style-name="co5" table:default-cell-style-name="ce10"/>
        <table:table-column table:style-name="co4" table:default-cell-style-name="ce10" table:number-columns-repeated="2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10" table:number-columns-repeated="218"/>
        <table:table-column table:style-name="co11" table:default-cell-style-name="Default" table:number-columns-repeated="767"/>
        <table:table-row table:style-name="ro1">
          <table:table-cell ns41:value-type="string" table:number-rows-spanned="1" table:style-name="TL Title" table:number-columns-spanned="39" office:value-type="string">
            <text:p>PROVINCIE ZUIDHOLLAND; VIJFDE GEDEELTE: INDEELING DER WERKELIJKE BEVOLKING NAAR DE KERKELIJKE GEZINDTEN</text:p>
          </table:table-cell>
          <table:covered-table-cell table:style-name="TL Title" table:number-columns-repeated="37"/>
          <table:covered-table-cell table:style-name="ce48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3" table:number-columns-repeated="5"/>
          <table:table-cell table:number-columns-repeated="985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2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4" table:style-name="ce29" table:number-columns-spanned="1" office:value-type="string">
            <text:p>CBS nummer</text:p>
          </table:table-cell>
          <table:table-cell ns41:value-type="string" table:number-rows-spanned="4" table:style-name="ce35" table:number-columns-spanned="1" office:value-type="string">
            <text:p>Amsterdamse code</text:p>
          </table:table-cell>
          <table:table-cell ns41:value-type="string" table:number-rows-spanned="4" table:style-name="ce29" table:number-columns-spanned="1" office:value-type="string">
            <text:p>Grootteklasse</text:p>
          </table:table-cell>
          <table:table-cell ns41:value-type="string" table:number-rows-spanned="4" table:style-name="ce35" table:number-columns-spanned="1" office:value-type="string">
            <text:p>Provincie</text:p>
          </table:table-cell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35" table:number-columns-spanned="1" office:value-type="string">
            <text:p>Tabel</text:p>
          </table:table-cell>
          <table:table-cell ns41:value-type="string" table:number-rows-spanned="4" table:style-name="ce35" table:number-columns-spanned="1" office:value-type="string">
            <text:p>Pagina links</text:p>
          </table:table-cell>
          <table:table-cell ns41:value-type="string" table:number-rows-spanned="4" table:style-name="ce47" table:number-columns-spanned="1" office:value-type="string">
            <text:p>Pagina rechts</text:p>
          </table:table-cell>
          <table:table-cell ns41:value-type="string" table:number-rows-spanned="4" table:style-name="ce49" table:number-columns-spanned="1" office:value-type="string">
            <text:p>Image nummer</text:p>
          </table:table-cell>
          <table:table-cell table:style-name="ce55" table:number-columns-repeated="985"/>
        </table:table-row>
        <table:table-row table:style-name="ro2">
          <table:covered-table-cell table:style-name="ce4"/>
          <table:table-cell table:style-name="ce12"/>
          <table:covered-table-cell table:style-name="ce14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4" table:number-columns-repeated="4"/>
          <table:covered-table-cell table:style-name="ce50"/>
          <table:table-cell table:style-name="ce55" table:number-columns-repeated="985"/>
        </table:table-row>
        <table:table-row table:style-name="ro2">
          <table:covered-table-cell table:style-name="ce4"/>
          <table:table-cell table:style-name="ce12"/>
          <table:covered-table-cell table:style-name="ce14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4" table:number-columns-repeated="4"/>
          <table:covered-table-cell table:style-name="ce50"/>
          <table:table-cell table:style-name="ce55" table:number-columns-repeated="985"/>
        </table:table-row>
        <table:table-row table:style-name="ro3">
          <table:covered-table-cell table:style-name="ce5"/>
          <table:table-cell table:style-name="ce1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1"/>
          <table:covered-table-cell table:style-name="ce37"/>
          <table:covered-table-cell table:style-name="ce31"/>
          <table:covered-table-cell table:style-name="ce42"/>
          <table:covered-table-cell table:style-name="ce45" table:number-columns-repeated="4"/>
          <table:covered-table-cell table:style-name="ce51"/>
          <table:table-cell table:style-name="ce55" table:number-columns-repeated="985"/>
        </table:table-row>
        <table:table-row table:style-name="ro4">
          <table:table-cell table:style-name="ce2" table:number-columns-repeated="34"/>
          <table:table-cell table:style-name="ce43" table:number-columns-repeated="5"/>
          <table:table-cell table:number-columns-repeated="985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6478" office:value-type="float">
            <text:p>6478</text:p>
          </table:table-cell>
          <table:table-cell ns41:value-type="float" table:style-name="TL Data" office:value="6934" office:value-type="float">
            <text:p>69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280" office:value-type="float">
            <text:p>5280</text:p>
          </table:table-cell>
          <table:table-cell ns41:value-type="float" table:style-name="TL Data" office:value="5845" office:value-type="float">
            <text:p>584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717" office:value-type="float">
            <text:p>13717</text:p>
          </table:table-cell>
          <table:table-cell ns41:value-type="float" table:style-name="TL Data" office:value="14741" office:value-type="float">
            <text:p>14741</text:p>
          </table:table-cell>
          <table:table-cell ns41:value-type="float" table:style-name="ce32" office:value="503" office:value-type="float">
            <text:p>503</text:p>
          </table:table-cell>
          <table:table-cell ns41:value-type="float" table:style-name="ce38" office:value="10928" office:value-type="float">
            <text:p>10928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ZH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9_H5</text:p>
          </table:table-cell>
          <table:table-cell ns41:value-type="float" table:style-name="ce38" office:value="666" office:value-type="float">
            <text:p>666</text:p>
          </table:table-cell>
          <table:table-cell ns41:value-type="float" table:style-name="ce38" office:value="667" office:value-type="float">
            <text:p>667</text:p>
          </table:table-cell>
          <table:table-cell ns41:value-type="float" table:style-name="ce52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11047" office:value-type="float">
            <text:p>11047</text:p>
          </table:table-cell>
          <table:table-cell ns41:value-type="float" table:style-name="TL Data" office:value="12933" office:value-type="float">
            <text:p>1293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5277" office:value-type="float">
            <text:p>15277</text:p>
          </table:table-cell>
          <table:table-cell ns41:value-type="float" table:style-name="TL Data" office:value="17345" office:value-type="float">
            <text:p>17345</text:p>
          </table:table-cell>
          <table:table-cell ns41:value-type="float" table:style-name="ce33" office:value="505" office:value-type="float">
            <text:p>505</text:p>
          </table:table-cell>
          <table:table-cell ns41:value-type="float" table:style-name="ce39" office:value="11157" office:value-type="float">
            <text:p>1115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-Gravenhage</text:p>
          </table:table-cell>
          <table:table-cell/>
          <table:table-cell ns41:value-type="float" table:style-name="TL Data" office:value="38479" office:value-type="float">
            <text:p>38479</text:p>
          </table:table-cell>
          <table:table-cell ns41:value-type="float" table:style-name="TL Data" office:value="47328" office:value-type="float">
            <text:p>47328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2030" office:value-type="float">
            <text:p>203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2156" office:value-type="float">
            <text:p>215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22301" office:value-type="float">
            <text:p>22301</text:p>
          </table:table-cell>
          <table:table-cell ns41:value-type="float" table:style-name="TL Data" office:value="26064" office:value-type="float">
            <text:p>2606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215" office:value-type="float">
            <text:p>2215</text:p>
          </table:table-cell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1792" office:value-type="float">
            <text:p>1792</text:p>
          </table:table-cell>
          <table:table-cell ns41:value-type="float" table:style-name="TL Data" office:value="71268" office:value-type="float">
            <text:p>71268</text:p>
          </table:table-cell>
          <table:table-cell ns41:value-type="float" table:style-name="TL Data" office:value="85541" office:value-type="float">
            <text:p>85541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9" office:value="11434" office:value-type="float">
            <text:p>1143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12757" office:value-type="float">
            <text:p>12757</text:p>
          </table:table-cell>
          <table:table-cell ns41:value-type="float" table:style-name="TL Data" office:value="14021" office:value-type="float">
            <text:p>1402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987" office:value-type="float">
            <text:p>4987</text:p>
          </table:table-cell>
          <table:table-cell ns41:value-type="float" table:style-name="TL Data" office:value="5844" office:value-type="float">
            <text:p>58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0546" office:value-type="float">
            <text:p>20546</text:p>
          </table:table-cell>
          <table:table-cell ns41:value-type="float" table:style-name="TL Data" office:value="22833" office:value-type="float">
            <text:p>22833</text:p>
          </table:table-cell>
          <table:table-cell ns41:value-type="float" table:style-name="ce33" office:value="546" office:value-type="float">
            <text:p>546</text:p>
          </table:table-cell>
          <table:table-cell ns41:value-type="float" table:style-name="ce39" office:value="10702" office:value-type="float">
            <text:p>1070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49062" office:value-type="float">
            <text:p>49062</text:p>
          </table:table-cell>
          <table:table-cell ns41:value-type="float" table:style-name="TL Data" office:value="56539" office:value-type="float">
            <text:p>56539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2371" office:value-type="float">
            <text:p>237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687" office:value-type="float">
            <text:p>2687</text:p>
          </table:table-cell>
          <table:table-cell ns41:value-type="float" table:style-name="TL Data" office:value="2835" office:value-type="float">
            <text:p>283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847" office:value-type="float">
            <text:p>4847</text:p>
          </table:table-cell>
          <table:table-cell ns41:value-type="float" table:style-name="TL Data" office:value="5610" office:value-type="float">
            <text:p>5610</text:p>
          </table:table-cell>
          <table:table-cell ns41:value-type="float" table:style-name="TL Data" office:value="27621" office:value-type="float">
            <text:p>27621</text:p>
          </table:table-cell>
          <table:table-cell ns41:value-type="float" table:style-name="TL Data" office:value="31729" office:value-type="float">
            <text:p>31729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3486" office:value-type="float">
            <text:p>3486</text:p>
          </table:table-cell>
          <table:table-cell ns41:value-type="float" table:style-name="TL Data" office:value="3732" office:value-type="float">
            <text:p>37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94230" office:value-type="float">
            <text:p>94230</text:p>
          </table:table-cell>
          <table:table-cell ns41:value-type="float" table:style-name="TL Data" office:value="107628" office:value-type="float">
            <text:p>107628</text:p>
          </table:table-cell>
          <table:table-cell ns41:value-type="float" table:style-name="ce33" office:value="599" office:value-type="float">
            <text:p>599</text:p>
          </table:table-cell>
          <table:table-cell ns41:value-type="float" table:style-name="ce39" office:value="10345" office:value-type="float">
            <text:p>1034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5844" office:value-type="float">
            <text:p>5844</text:p>
          </table:table-cell>
          <table:table-cell ns41:value-type="float" table:style-name="TL Data" office:value="6269" office:value-type="float">
            <text:p>62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895" office:value-type="float">
            <text:p>4895</text:p>
          </table:table-cell>
          <table:table-cell ns41:value-type="float" table:style-name="TL Data" office:value="5577" office:value-type="float">
            <text:p>55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148" office:value-type="float">
            <text:p>12148</text:p>
          </table:table-cell>
          <table:table-cell ns41:value-type="float" table:style-name="TL Data" office:value="13385" office:value-type="float">
            <text:p>13385</text:p>
          </table:table-cell>
          <table:table-cell ns41:value-type="float" table:style-name="ce33" office:value="606" office:value-type="float">
            <text:p>606</text:p>
          </table:table-cell>
          <table:table-cell ns41:value-type="float" table:style-name="ce39" office:value="11260" office:value-type="float">
            <text:p>1126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3667" office:value-type="float">
            <text:p>123667</text:p>
          </table:table-cell>
          <table:table-cell ns41:value-type="float" table:style-name="TL Data" office:value="144024" office:value-type="float">
            <text:p>144024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1914" office:value-type="float">
            <text:p>1914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5674" office:value-type="float">
            <text:p>5674</text:p>
          </table:table-cell>
          <table:table-cell ns41:value-type="float" table:style-name="TL Data" office:value="6946" office:value-type="float">
            <text:p>6946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5854" office:value-type="float">
            <text:p>5854</text:p>
          </table:table-cell>
          <table:table-cell ns41:value-type="float" table:style-name="TL Data" office:value="6386" office:value-type="float">
            <text:p>6386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7604" office:value-type="float">
            <text:p>7604</text:p>
          </table:table-cell>
          <table:table-cell ns41:value-type="float" table:style-name="TL Data" office:value="8422" office:value-type="float">
            <text:p>8422</text:p>
          </table:table-cell>
          <table:table-cell ns41:value-type="float" table:style-name="TL Data" office:value="67330" office:value-type="float">
            <text:p>67330</text:p>
          </table:table-cell>
          <table:table-cell ns41:value-type="float" table:style-name="TL Data" office:value="77399" office:value-type="float">
            <text:p>77399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6150" office:value-type="float">
            <text:p>6150</text:p>
          </table:table-cell>
          <table:table-cell ns41:value-type="float" table:style-name="TL Data" office:value="6685" office:value-type="float">
            <text:p>668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424" office:value-type="float">
            <text:p>4424</text:p>
          </table:table-cell>
          <table:table-cell ns41:value-type="float" table:style-name="TL Data" office:value="3839" office:value-type="float">
            <text:p>3839</text:p>
          </table:table-cell>
          <table:table-cell ns41:value-type="float" table:style-name="TL Data" office:value="227186" office:value-type="float">
            <text:p>227186</text:p>
          </table:table-cell>
          <table:table-cell ns41:value-type="float" table:style-name="TL Data" office:value="261473" office:value-type="float">
            <text:p>261473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ar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411" office:value-type="float">
            <text:p>4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ce33" office:value="480" office:value-type="float">
            <text:p>480</text:p>
          </table:table-cell>
          <table:table-cell ns41:value-type="float" table:style-name="ce39" office:value="11104" office:value-type="float">
            <text:p>1110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arlanderveen</text:p>
          </table:table-cell>
          <table:table-cell/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95" office:value-type="float">
            <text:p>69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92" table:style-name="TL Data" table:number-columns-repeated="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ce33" office:value="1002" office:value-type="float">
            <text:p>1002</text:p>
          </table:table-cell>
          <table:table-cell ns41:value-type="float" table:style-name="ce39" office:value="11242" office:value-type="float">
            <text:p>112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bbenbroek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14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ce33" office:value="481" office:value-type="float">
            <text:p>481</text:p>
          </table:table-cell>
          <table:table-cell ns41:value-type="float" table:style-name="ce39" office:value="11026" office:value-type="float">
            <text:p>110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lblas (Oud-)</text:p>
          </table:table-cell>
          <table:table-cell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544" office:value-type="float">
            <text:p>544</text:p>
          </table:table-cell>
          <table:table-cell table:style-name="TL Data" table:number-columns-repeated="1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7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33" office:value="583" office:value-type="float">
            <text:p>583</text:p>
          </table:table-cell>
          <table:table-cell ns41:value-type="float" table:style-name="ce39" office:value="10826" office:value-type="float">
            <text:p>108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2015" office:value-type="float">
            <text:p>20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ce33" office:value="482" office:value-type="float">
            <text:p>482</text:p>
          </table:table-cell>
          <table:table-cell ns41:value-type="float" table:style-name="ce39" office:value="11327" office:value-type="float">
            <text:p>113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lkemade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1698" office:value-type="float">
            <text:p>169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ce33" office:value="483" office:value-type="float">
            <text:p>483</text:p>
          </table:table-cell>
          <table:table-cell ns41:value-type="float" table:style-name="ce39" office:value="10349" office:value-type="float">
            <text:p>103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ce33" office:value="1008" office:value-type="float">
            <text:p>1008</text:p>
          </table:table-cell>
          <table:table-cell ns41:value-type="float" table:style-name="ce39" office:value="10517" office:value-type="float">
            <text:p>105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meide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705" office:value-type="float">
            <text:p>70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ce33" office:value="485" office:value-type="float">
            <text:p>485</text:p>
          </table:table-cell>
          <table:table-cell ns41:value-type="float" table:style-name="ce39" office:value="11349" office:value-type="float">
            <text:p>113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mmerstol</text:p>
          </table:table-cell>
          <table:table-cell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53" office:value-type="float">
            <text:p>553</text:p>
          </table:table-cell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ce33" office:value="486" office:value-type="float">
            <text:p>486</text:p>
          </table:table-cell>
          <table:table-cell ns41:value-type="float" table:style-name="ce39" office:value="10863" office:value-type="float">
            <text:p>1086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ce33" office:value="487" office:value-type="float">
            <text:p>487</text:p>
          </table:table-cell>
          <table:table-cell ns41:value-type="float" table:style-name="ce39" office:value="10079" office:value-type="float">
            <text:p>1007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speren</text:p>
          </table:table-cell>
          <table:table-cell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691" office:value-type="float">
            <text:p>69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ce33" office:value="488" office:value-type="float">
            <text:p>488</text:p>
          </table:table-cell>
          <table:table-cell ns41:value-type="float" table:style-name="ce39" office:value="11369" office:value-type="float">
            <text:p>113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arendrecht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49" office:value-type="float">
            <text:p>44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ce33" office:value="489" office:value-type="float">
            <text:p>489</text:p>
          </table:table-cell>
          <table:table-cell ns41:value-type="float" table:style-name="ce39" office:value="10943" office:value-type="float">
            <text:p>1094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arwoutswaarder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ce33" office:value="1017" office:value-type="float">
            <text:p>1017</text:p>
          </table:table-cell>
          <table:table-cell ns41:value-type="float" table:style-name="ce39" office:value="10447" office:value-type="float">
            <text:p>104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ijerland (Nieuw-)</text:p>
          </table:table-cell>
          <table:table-cell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33" office:value="566" office:value-type="float">
            <text:p>566</text:p>
          </table:table-cell>
          <table:table-cell ns41:value-type="float" table:style-name="ce39" office:value="10092" office:value-type="float">
            <text:p>1009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ijerland (Oud-)</text:p>
          </table:table-cell>
          <table:table-cell/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ce33" office:value="584" office:value-type="float">
            <text:p>584</text:p>
          </table:table-cell>
          <table:table-cell ns41:value-type="float" table:style-name="ce39" office:value="11301" office:value-type="float">
            <text:p>1130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ijerland (Zuid-)</text:p>
          </table:table-cell>
          <table:table-cell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810" office:value-type="float">
            <text:p>810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ce33" office:value="639" office:value-type="float">
            <text:p>639</text:p>
          </table:table-cell>
          <table:table-cell ns41:value-type="float" table:style-name="ce39" office:value="10917" office:value-type="float">
            <text:p>109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72" office:value-type="float">
            <text:p>27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ce33" office:value="490" office:value-type="float">
            <text:p>490</text:p>
          </table:table-cell>
          <table:table-cell ns41:value-type="float" table:style-name="ce39" office:value="10398" office:value-type="float">
            <text:p>1039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rgambacht</text:p>
          </table:table-cell>
          <table:table-cell/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204" office:value-type="float">
            <text:p>120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ce33" office:value="491" office:value-type="float">
            <text:p>491</text:p>
          </table:table-cell>
          <table:table-cell ns41:value-type="float" table:style-name="ce39" office:value="10962" office:value-type="float">
            <text:p>1096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rgschenhoek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66" office:value-type="float">
            <text:p>366</text:p>
          </table:table-cell>
          <table:table-cell table:style-name="TL Data" table:number-columns-repeated="1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9" office:value="10445" office:value-type="float">
            <text:p>1044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rkel c.a. 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19" office:value-type="float">
            <text:p>3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10" office:value-type="float">
            <text:p>4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ce33" office:value="493" office:value-type="float">
            <text:p>493</text:p>
          </table:table-cell>
          <table:table-cell ns41:value-type="float" table:style-name="ce39" office:value="10139" office:value-type="float">
            <text:p>1013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rkenwoude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 table:number-columns-repeated="4"/>
          <table:table-cell table:style-name="TL Data"/>
          <table:table-cell table:style-name="TL Data" table:number-columns-repeated="7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33" office:value="494" office:value-type="float">
            <text:p>494</text:p>
          </table:table-cell>
          <table:table-cell ns41:value-type="float" table:style-name="ce39" office:value="10797" office:value-type="float">
            <text:p>107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leiswijk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8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ce33" office:value="495" office:value-type="float">
            <text:p>495</text:p>
          </table:table-cell>
          <table:table-cell ns41:value-type="float" table:style-name="ce39" office:value="10994" office:value-type="float">
            <text:p>1099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leskensgraaf</text:p>
          </table:table-cell>
          <table:table-cell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33" office:value="496" office:value-type="float">
            <text:p>496</text:p>
          </table:table-cell>
          <table:table-cell ns41:value-type="float" table:style-name="ce39" office:value="10451" office:value-type="float">
            <text:p>104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odegraven</text:p>
          </table:table-cell>
          <table:table-cell/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1154" office:value-type="float">
            <text:p>1154</text:p>
          </table:table-cell>
          <table:table-cell table:style-name="TL Data" table:number-columns-repeated="2"/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ce33" office:value="497" office:value-type="float">
            <text:p>497</text:p>
          </table:table-cell>
          <table:table-cell ns41:value-type="float" table:style-name="ce39" office:value="11091" office:value-type="float">
            <text:p>1109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ommel <text:s/>(Den)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ce33" office:value="1024" office:value-type="float">
            <text:p>1024</text:p>
          </table:table-cell>
          <table:table-cell ns41:value-type="float" table:style-name="ce39" office:value="10293" office:value-type="float">
            <text:p>1029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oskoop</text:p>
          </table:table-cell>
          <table:table-cell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774" office:value-type="float">
            <text:p>774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38" table:style-name="TL Data" table:number-columns-repeated="2" office:value-type="float">
            <text:p>38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ce33" office:value="499" office:value-type="float">
            <text:p>499</text:p>
          </table:table-cell>
          <table:table-cell ns41:value-type="float" table:style-name="ce39" office:value="10419" office:value-type="float">
            <text:p>104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randwijk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00" office:value-type="float">
            <text:p>400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10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ce33" office:value="500" office:value-type="float">
            <text:p>500</text:p>
          </table:table-cell>
          <table:table-cell ns41:value-type="float" table:style-name="ce39" office:value="10169" office:value-type="float">
            <text:p>101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ce33" office:value="501" office:value-type="float">
            <text:p>501</text:p>
          </table:table-cell>
          <table:table-cell ns41:value-type="float" table:style-name="ce39" office:value="10232" office:value-type="float">
            <text:p>1023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Capelle a/d. Ijssel</text:p>
          </table:table-cell>
          <table:table-cell/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436" office:value-type="float">
            <text:p>143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ce33" office:value="502" office:value-type="float">
            <text:p>502</text:p>
          </table:table-cell>
          <table:table-cell ns41:value-type="float" table:style-name="ce39" office:value="11248" office:value-type="float">
            <text:p>112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Charlois</text:p>
          </table:table-cell>
          <table:table-cell/>
          <table:table-cell ns41:value-type="float" table:style-name="TL Data" office:value="4127" office:value-type="float">
            <text:p>4127</text:p>
          </table:table-cell>
          <table:table-cell ns41:value-type="float" table:style-name="TL Data" office:value="4127" office:value-type="float">
            <text:p>412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37" office:value-type="float">
            <text:p>4837</text:p>
          </table:table-cell>
          <table:table-cell ns41:value-type="float" table:style-name="TL Data" office:value="4869" office:value-type="float">
            <text:p>4869</text:p>
          </table:table-cell>
          <table:table-cell ns41:value-type="float" table:style-name="ce33" office:value="1037" office:value-type="float">
            <text:p>1037</text:p>
          </table:table-cell>
          <table:table-cell ns41:value-type="float" table:style-name="ce39" office:value="10430" office:value-type="float">
            <text:p>1043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6" office:value-type="float">
            <text:p>666</text:p>
          </table:table-cell>
          <table:table-cell ns41:value-type="float" table:style-name="ce39" office:value="667" office:value-type="float">
            <text:p>667</text:p>
          </table:table-cell>
          <table:table-cell ns41:value-type="float" table:style-name="ce53" office:value="270429" office:value-type="float">
            <text:p>270429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irksland</text:p>
          </table:table-cell>
          <table:table-cell/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ce33" office:value="504" office:value-type="float">
            <text:p>504</text:p>
          </table:table-cell>
          <table:table-cell ns41:value-type="float" table:style-name="ce39" office:value="11344" office:value-type="float">
            <text:p>1134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ubbeldam</text:p>
          </table:table-cell>
          <table:table-cell/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2013" office:value-type="float">
            <text:p>2013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155" office:value-type="float">
            <text:p>2155</text:p>
          </table:table-cell>
          <table:table-cell ns41:value-type="float" table:style-name="ce33" office:value="507" office:value-type="float">
            <text:p>507</text:p>
          </table:table-cell>
          <table:table-cell ns41:value-type="float" table:style-name="ce39" office:value="10781" office:value-type="float">
            <text:p>107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verdingen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21" office:value-type="float">
            <text:p>42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ce33" office:value="508" office:value-type="float">
            <text:p>508</text:p>
          </table:table-cell>
          <table:table-cell ns41:value-type="float" table:style-name="ce39" office:value="10638" office:value-type="float">
            <text:p>1063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62" office:value-type="float">
            <text:p>56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0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33" office:value="509" office:value-type="float">
            <text:p>509</text:p>
          </table:table-cell>
          <table:table-cell ns41:value-type="float" table:style-name="ce39" office:value="10842" office:value-type="float">
            <text:p>108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iessendam</text:p>
          </table:table-cell>
          <table:table-cell/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384" office:value-type="float">
            <text:p>138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 table:number-columns-repeated="6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ce33" office:value="1063" office:value-type="float">
            <text:p>1063</text:p>
          </table:table-cell>
          <table:table-cell ns41:value-type="float" table:style-name="ce39" office:value="10606" office:value-type="float">
            <text:p>106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iessen-Nieuwkerk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ce33" office:value="1062" office:value-type="float">
            <text:p>1062</text:p>
          </table:table-cell>
          <table:table-cell ns41:value-type="float" table:style-name="ce39" office:value="10255" office:value-type="float">
            <text:p>1025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oedereede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42" office:value-type="float">
            <text:p>5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9" office:value="10981" office:value-type="float">
            <text:p>109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3645" office:value-type="float">
            <text:p>3645</text:p>
          </table:table-cell>
          <table:table-cell ns41:value-type="float" table:style-name="TL Data" office:value="4158" office:value-type="float">
            <text:p>41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640" office:value-type="float">
            <text:p>5640</text:p>
          </table:table-cell>
          <table:table-cell ns41:value-type="float" table:style-name="TL Data" office:value="6239" office:value-type="float">
            <text:p>6239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9" office:value="10942" office:value-type="float">
            <text:p>1094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4758" office:value-type="float">
            <text:p>4758</text:p>
          </table:table-cell>
          <table:table-cell ns41:value-type="float" table:style-name="TL Data" office:value="5514" office:value-type="float">
            <text:p>55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885" office:value-type="float">
            <text:p>2885</text:p>
          </table:table-cell>
          <table:table-cell ns41:value-type="float" table:style-name="TL Data" office:value="3256" office:value-type="float">
            <text:p>325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241" office:value-type="float">
            <text:p>9241</text:p>
          </table:table-cell>
          <table:table-cell ns41:value-type="float" table:style-name="TL Data" office:value="10463" office:value-type="float">
            <text:p>10463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9" office:value="10302" office:value-type="float">
            <text:p>1030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ouderak</text:p>
          </table:table-cell>
          <table:table-cell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33" office:value="514" office:value-type="float">
            <text:p>514</text:p>
          </table:table-cell>
          <table:table-cell ns41:value-type="float" table:style-name="ce39" office:value="11258" office:value-type="float">
            <text:p>112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oudriaan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/>
          <table:table-cell table:style-name="TL Data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ce33" office:value="515" office:value-type="float">
            <text:p>515</text:p>
          </table:table-cell>
          <table:table-cell ns41:value-type="float" table:style-name="ce39" office:value="10450" office:value-type="float">
            <text:p>104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oudswaard</text:p>
          </table:table-cell>
          <table:table-cell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24" office:value-type="float">
            <text:p>52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ce33" office:value="516" office:value-type="float">
            <text:p>516</text:p>
          </table:table-cell>
          <table:table-cell ns41:value-type="float" table:style-name="ce39" office:value="10914" office:value-type="float">
            <text:p>109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-Gravendeel</text:p>
          </table:table-cell>
          <table:table-cell/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1690" office:value-type="float">
            <text:p>1690</text:p>
          </table:table-cell>
          <table:table-cell table:style-name="TL Data" table:number-columns-repeated="4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1936" office:value-type="float">
            <text:p>1936</text:p>
          </table:table-cell>
          <table:table-cell ns41:value-type="float" table:style-name="ce33" office:value="517" office:value-type="float">
            <text:p>517</text:p>
          </table:table-cell>
          <table:table-cell ns41:value-type="float" table:style-name="ce39" office:value="10052" office:value-type="float">
            <text:p>1005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-Gravenzande</text:p>
          </table:table-cell>
          <table:table-cell/>
          <table:table-cell ns41:value-type="float" table:style-name="TL Data" office:value="1962" office:value-type="float">
            <text:p>1962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9" office:value="10640" office:value-type="float">
            <text:p>1064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root-Ammers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705" office:value-type="float">
            <text:p>70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732" table:style-name="TL Data" table:number-columns-repeated="2" office:value-type="float">
            <text:p>732</text:p>
          </table:table-cell>
          <table:table-cell ns41:value-type="float" table:style-name="ce33" office:value="520" office:value-type="float">
            <text:p>520</text:p>
          </table:table-cell>
          <table:table-cell ns41:value-type="float" table:style-name="ce39" office:value="11205" office:value-type="float">
            <text:p>1120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astrecht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97" office:value-type="float">
            <text:p>4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 table:number-columns-repeated="8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ce33" office:value="521" office:value-type="float">
            <text:p>521</text:p>
          </table:table-cell>
          <table:table-cell ns41:value-type="float" table:style-name="ce39" office:value="11049" office:value-type="float">
            <text:p>110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gestein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1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 table:number-columns-repeated="8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9" office:value="10297" office:value-type="float">
            <text:p>102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rdinxveld</text:p>
          </table:table-cell>
          <table:table-cell/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ce33" office:value="1070" office:value-type="float">
            <text:p>1070</text:p>
          </table:table-cell>
          <table:table-cell ns41:value-type="float" table:style-name="ce39" office:value="10167" office:value-type="float">
            <text:p>101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98" office:value-type="float">
            <text:p>698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80" office:value-type="float">
            <text:p>580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ce33" office:value="524" office:value-type="float">
            <text:p>524</text:p>
          </table:table-cell>
          <table:table-cell ns41:value-type="float" table:style-name="ce39" office:value="11257" office:value-type="float">
            <text:p>112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08" office:value-type="float">
            <text:p>60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33" office:value="525" office:value-type="float">
            <text:p>525</text:p>
          </table:table-cell>
          <table:table-cell ns41:value-type="float" table:style-name="ce39" office:value="10823" office:value-type="float">
            <text:p>1082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erjansdam</text:p>
          </table:table-cell>
          <table:table-cell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14" office:value-type="float">
            <text:p>714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9" office:value="10540" office:value-type="float">
            <text:p>1054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i- en Boeicop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ce33" office:value="527" office:value-type="float">
            <text:p>527</text:p>
          </table:table-cell>
          <table:table-cell ns41:value-type="float" table:style-name="ce39" office:value="11024" office:value-type="float">
            <text:p>1102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inenoord</text:p>
          </table:table-cell>
          <table:table-cell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21" office:value-type="float">
            <text:p>521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6"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ce33" office:value="528" office:value-type="float">
            <text:p>528</text:p>
          </table:table-cell>
          <table:table-cell ns41:value-type="float" table:style-name="ce39" office:value="10821" office:value-type="float">
            <text:p>1082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kelingen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49" office:value-type="float">
            <text:p>449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ce33" office:value="1074" office:value-type="float">
            <text:p>1074</text:p>
          </table:table-cell>
          <table:table-cell ns41:value-type="float" table:style-name="ce39" office:value="10873" office:value-type="float">
            <text:p>1087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kendorp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8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ce33" office:value="1075" office:value-type="float">
            <text:p>1075</text:p>
          </table:table-cell>
          <table:table-cell ns41:value-type="float" table:style-name="ce39" office:value="10217" office:value-type="float">
            <text:p>102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llevoetsluis</text:p>
          </table:table-cell>
          <table:table-cell/>
          <table:table-cell ns41:value-type="float" table:style-name="TL Data" office:value="1827" office:value-type="float">
            <text:p>1827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ce33" office:value="530" office:value-type="float">
            <text:p>530</text:p>
          </table:table-cell>
          <table:table-cell ns41:value-type="float" table:style-name="ce39" office:value="11078" office:value-type="float">
            <text:p>1107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llevoet (Nieuw-)</text:p>
          </table:table-cell>
          <table:table-cell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ce33" office:value="1118" office:value-type="float">
            <text:p>1118</text:p>
          </table:table-cell>
          <table:table-cell ns41:value-type="float" table:style-name="ce39" office:value="10264" office:value-type="float">
            <text:p>102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ndrik-Ido-Ambacht</text:p>
          </table:table-cell>
          <table:table-cell/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1358" office:value-type="float">
            <text:p>1358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ce33" office:value="531" office:value-type="float">
            <text:p>531</text:p>
          </table:table-cell>
          <table:table-cell ns41:value-type="float" table:style-name="ce39" office:value="10416" office:value-type="float">
            <text:p>104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rkingen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1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ce33" office:value="1078" office:value-type="float">
            <text:p>1078</text:p>
          </table:table-cell>
          <table:table-cell ns41:value-type="float" table:style-name="ce39" office:value="10267" office:value-type="float">
            <text:p>102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ukelum</text:p>
          </table:table-cell>
          <table:table-cell/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648" office:value-type="float">
            <text:p>6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ce33" office:value="533" office:value-type="float">
            <text:p>533</text:p>
          </table:table-cell>
          <table:table-cell ns41:value-type="float" table:style-name="ce39" office:value="11308" office:value-type="float">
            <text:p>1130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illegersberg</text:p>
          </table:table-cell>
          <table:table-cell/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24" office:value-type="float">
            <text:p>2024</text:p>
          </table:table-cell>
          <table:table-cell ns41:value-type="float" table:style-name="ce33" office:value="1081" office:value-type="float">
            <text:p>1081</text:p>
          </table:table-cell>
          <table:table-cell ns41:value-type="float" table:style-name="ce39" office:value="10227" office:value-type="float">
            <text:p>102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36" office:value-type="float">
            <text:p>63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1005" office:value-type="float">
            <text:p>100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ce33" office:value="534" office:value-type="float">
            <text:p>534</text:p>
          </table:table-cell>
          <table:table-cell ns41:value-type="float" table:style-name="ce39" office:value="11236" office:value-type="float">
            <text:p>1123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f van Delft</text:p>
          </table:table-cell>
          <table:table-cell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75" table:style-name="TL Data" table:number-columns-repeated="2" office:value-type="float">
            <text:p>75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641" office:value-type="float">
            <text:p>641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ce33" office:value="1082" office:value-type="float">
            <text:p>1082</text:p>
          </table:table-cell>
          <table:table-cell ns41:value-type="float" table:style-name="ce39" office:value="10089" office:value-type="float">
            <text:p>1008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ogblokland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51" office:value-type="float">
            <text:p>35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ce33" office:value="535" office:value-type="float">
            <text:p>535</text:p>
          </table:table-cell>
          <table:table-cell ns41:value-type="float" table:style-name="ce39" office:value="11040" office:value-type="float">
            <text:p>1104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ogvliet</text:p>
          </table:table-cell>
          <table:table-cell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4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ce33" office:value="1085" office:value-type="float">
            <text:p>1085</text:p>
          </table:table-cell>
          <table:table-cell ns41:value-type="float" table:style-name="ce39" office:value="10348" office:value-type="float">
            <text:p>103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ornaar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9" office:value="10516" office:value-type="float">
            <text:p>105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Ijsselmonde</text:p>
          </table:table-cell>
          <table:table-cell/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386" office:value-type="float">
            <text:p>1386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ce33" office:value="1230" office:value-type="float">
            <text:p>1230</text:p>
          </table:table-cell>
          <table:table-cell ns41:value-type="float" table:style-name="ce39" office:value="11357" office:value-type="float">
            <text:p>113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atwijk</text:p>
          </table:table-cell>
          <table:table-cell/>
          <table:table-cell ns41:value-type="float" table:style-name="TL Data" office:value="2705" office:value-type="float">
            <text:p>2705</text:p>
          </table:table-cell>
          <table:table-cell ns41:value-type="float" table:style-name="TL Data" office:value="2827" office:value-type="float">
            <text:p>282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16" office:value-type="float">
            <text:p>3516</text:p>
          </table:table-cell>
          <table:table-cell ns41:value-type="float" table:style-name="TL Data" office:value="3413" office:value-type="float">
            <text:p>3413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9" office:value="10707" office:value-type="float">
            <text:p>1070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edichem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ce33" office:value="538" office:value-type="float">
            <text:p>538</text:p>
          </table:table-cell>
          <table:table-cell ns41:value-type="float" table:style-name="ce39" office:value="10280" office:value-type="float">
            <text:p>102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ethel c.a.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25" office:value-type="float">
            <text:p>325</text:p>
          </table:table-cell>
          <table:table-cell table:style-name="TL Data" table:number-columns-repeated="8"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ce33" office:value="1096" office:value-type="float">
            <text:p>1096</text:p>
          </table:table-cell>
          <table:table-cell ns41:value-type="float" table:style-name="ce39" office:value="10551" office:value-type="float">
            <text:p>105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laaswaal</text:p>
          </table:table-cell>
          <table:table-cell/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777" office:value-type="float">
            <text:p>777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9" office:value="10284" office:value-type="float">
            <text:p>1028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oudekerk</text:p>
          </table:table-cell>
          <table:table-cell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ce33" office:value="1256" office:value-type="float">
            <text:p>1256</text:p>
          </table:table-cell>
          <table:table-cell ns41:value-type="float" table:style-name="ce39" office:value="11445" office:value-type="float">
            <text:p>1144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5968" office:value-type="float">
            <text:p>5968</text:p>
          </table:table-cell>
          <table:table-cell ns41:value-type="float" table:style-name="TL Data" office:value="6244" office:value-type="float">
            <text:p>624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143" office:value-type="float">
            <text:p>8143</text:p>
          </table:table-cell>
          <table:table-cell ns41:value-type="float" table:style-name="TL Data" office:value="8534" office:value-type="float">
            <text:p>8534</text:p>
          </table:table-cell>
          <table:table-cell ns41:value-type="float" table:style-name="ce33" office:value="1099" office:value-type="float">
            <text:p>1099</text:p>
          </table:table-cell>
          <table:table-cell ns41:value-type="float" table:style-name="ce39" office:value="11367" office:value-type="float">
            <text:p>1136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rimpen a/d. Lek.</text:p>
          </table:table-cell>
          <table:table-cell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28" office:value-type="float">
            <text:p>9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9" office:value="10617" office:value-type="float">
            <text:p>106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rimpen a/d. Ijssel</text:p>
          </table:table-cell>
          <table:table-cell/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1065" office:value-type="float">
            <text:p>106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ce33" office:value="542" office:value-type="float">
            <text:p>542</text:p>
          </table:table-cell>
          <table:table-cell ns41:value-type="float" table:style-name="ce39" office:value="10859" office:value-type="float">
            <text:p>1085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669" office:value-type="float">
            <text:p>669</text:p>
          </table:table-cell>
          <table:table-cell ns41:value-type="float" table:style-name="ce53" office:value="270430" office:value-type="float">
            <text:p>27043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angerak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4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ce33" office:value="543" office:value-type="float">
            <text:p>543</text:p>
          </table:table-cell>
          <table:table-cell ns41:value-type="float" table:style-name="ce39" office:value="11127" office:value-type="float">
            <text:p>111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ange Ruige Weide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ce33" office:value="1101" office:value-type="float">
            <text:p>1101</text:p>
          </table:table-cell>
          <table:table-cell ns41:value-type="float" table:style-name="ce39" office:value="10900" office:value-type="float">
            <text:p>1090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eerbroek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ce33" office:value="544" office:value-type="float">
            <text:p>544</text:p>
          </table:table-cell>
          <table:table-cell ns41:value-type="float" table:style-name="ce39" office:value="10465" office:value-type="float">
            <text:p>1046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1566" office:value-type="float">
            <text:p>156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77" table:style-name="TL Data" table:number-columns-repeated="2" office:value-type="float">
            <text:p>17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ce33" office:value="545" office:value-type="float">
            <text:p>545</text:p>
          </table:table-cell>
          <table:table-cell ns41:value-type="float" table:style-name="ce39" office:value="10685" office:value-type="float">
            <text:p>106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eiderdorp</text:p>
          </table:table-cell>
          <table:table-cell/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83" office:value-type="float">
            <text:p>48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ce33" office:value="547" office:value-type="float">
            <text:p>547</text:p>
          </table:table-cell>
          <table:table-cell ns41:value-type="float" table:style-name="ce39" office:value="10058" office:value-type="float">
            <text:p>100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eimuiden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27" office:value-type="float">
            <text:p>327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ce33" office:value="549" office:value-type="float">
            <text:p>549</text:p>
          </table:table-cell>
          <table:table-cell ns41:value-type="float" table:style-name="ce39" office:value="11351" office:value-type="float">
            <text:p>113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ekkerkerk</text:p>
          </table:table-cell>
          <table:table-cell/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621" office:value-type="float">
            <text:p>162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9" office:value="10050" office:value-type="float">
            <text:p>100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ekkerland (Nieuw-)</text:p>
          </table:table-cell>
          <table:table-cell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71" office:value-type="float">
            <text:p>47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ce33" office:value="571" office:value-type="float">
            <text:p>571</text:p>
          </table:table-cell>
          <table:table-cell ns41:value-type="float" table:style-name="ce39" office:value="10547" office:value-type="float">
            <text:p>105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exmond</text:p>
          </table:table-cell>
          <table:table-cell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33" office:value="551" office:value-type="float">
            <text:p>551</text:p>
          </table:table-cell>
          <table:table-cell ns41:value-type="float" table:style-name="ce39" office:value="10930" office:value-type="float">
            <text:p>109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ier (De)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27" office:value-type="float">
            <text:p>327</text:p>
          </table:table-cell>
          <table:table-cell table:style-name="TL Data" table:number-columns-repeated="4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ce33" office:value="552" office:value-type="float">
            <text:p>552</text:p>
          </table:table-cell>
          <table:table-cell ns41:value-type="float" table:style-name="ce39" office:value="10241" office:value-type="float">
            <text:p>1024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864" office:value-type="float">
            <text:p>86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ce33" office:value="553" office:value-type="float">
            <text:p>553</text:p>
          </table:table-cell>
          <table:table-cell ns41:value-type="float" table:style-name="ce39" office:value="10197" office:value-type="float">
            <text:p>101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oosduinen</text:p>
          </table:table-cell>
          <table:table-cell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ce33" office:value="1107" office:value-type="float">
            <text:p>1107</text:p>
          </table:table-cell>
          <table:table-cell ns41:value-type="float" table:style-name="ce39" office:value="10997" office:value-type="float">
            <text:p>109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aasdam</text:p>
          </table:table-cell>
          <table:table-cell/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871" office:value-type="float">
            <text:p>871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ce33" office:value="554" office:value-type="float">
            <text:p>554</text:p>
          </table:table-cell>
          <table:table-cell ns41:value-type="float" table:style-name="ce39" office:value="11019" office:value-type="float">
            <text:p>110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aasland</text:p>
          </table:table-cell>
          <table:table-cell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ce33" office:value="555" office:value-type="float">
            <text:p>555</text:p>
          </table:table-cell>
          <table:table-cell ns41:value-type="float" table:style-name="ce39" office:value="10393" office:value-type="float">
            <text:p>1039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aassluis</text:p>
          </table:table-cell>
          <table:table-cell/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3366" office:value-type="float">
            <text:p>3366</text:p>
          </table:table-cell>
          <table:table-cell ns41:value-type="float" table:style-name="ce33" office:value="556" office:value-type="float">
            <text:p>556</text:p>
          </table:table-cell>
          <table:table-cell ns41:value-type="float" table:style-name="ce39" office:value="10880" office:value-type="float">
            <text:p>1088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eerkerk</text:p>
          </table:table-cell>
          <table:table-cell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96" office:value-type="float">
            <text:p>696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4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ce33" office:value="557" office:value-type="float">
            <text:p>557</text:p>
          </table:table-cell>
          <table:table-cell ns41:value-type="float" table:style-name="ce39" office:value="10618" office:value-type="float">
            <text:p>106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elissant</text:p>
          </table:table-cell>
          <table:table-cell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84" office:value-type="float">
            <text:p>584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ce33" office:value="1113" office:value-type="float">
            <text:p>1113</text:p>
          </table:table-cell>
          <table:table-cell ns41:value-type="float" table:style-name="ce39" office:value="10918" office:value-type="float">
            <text:p>109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748" office:value-type="float">
            <text:p>1748</text:p>
          </table:table-cell>
          <table:table-cell table:style-name="TL Data" table:number-columns-repeated="4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72" table:style-name="TL Data" table:number-columns-repeated="2" office:value-type="float">
            <text:p>7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64" office:value-type="float">
            <text:p>2064</text:p>
          </table:table-cell>
          <table:table-cell ns41:value-type="float" table:style-name="ce33" office:value="559" office:value-type="float">
            <text:p>559</text:p>
          </table:table-cell>
          <table:table-cell ns41:value-type="float" table:style-name="ce39" office:value="11067" office:value-type="float">
            <text:p>110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ijnsheerenland</text:p>
          </table:table-cell>
          <table:table-cell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88" office:value-type="float">
            <text:p>688</text:p>
          </table:table-cell>
          <table:table-cell table:style-name="TL Data" table:number-columns-repeated="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ce33" office:value="564" office:value-type="float">
            <text:p>564</text:p>
          </table:table-cell>
          <table:table-cell ns41:value-type="float" table:style-name="ce39" office:value="11112" office:value-type="float">
            <text:p>1111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oercapelle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4" office:value-type="float">
            <text:p>94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ce33" office:value="560" office:value-type="float">
            <text:p>560</text:p>
          </table:table-cell>
          <table:table-cell ns41:value-type="float" table:style-name="ce39" office:value="11383" office:value-type="float">
            <text:p>1138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olenaarsgraaf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ce33" office:value="561" office:value-type="float">
            <text:p>561</text:p>
          </table:table-cell>
          <table:table-cell ns41:value-type="float" table:style-name="ce39" office:value="10166" office:value-type="float">
            <text:p>101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onster</text:p>
          </table:table-cell>
          <table:table-cell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42" office:value-type="float">
            <text:p>74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6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232" office:value-type="float">
            <text:p>123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ce33" office:value="562" office:value-type="float">
            <text:p>562</text:p>
          </table:table-cell>
          <table:table-cell ns41:value-type="float" table:style-name="ce39" office:value="10019" office:value-type="float">
            <text:p>100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99" office:value-type="float">
            <text:p>699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ce33" office:value="563" office:value-type="float">
            <text:p>563</text:p>
          </table:table-cell>
          <table:table-cell ns41:value-type="float" table:style-name="ce39" office:value="10120" office:value-type="float">
            <text:p>1012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aaldwijk</text:p>
          </table:table-cell>
          <table:table-cell/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70" office:value-type="float">
            <text:p>970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ce33" office:value="565" office:value-type="float">
            <text:p>565</text:p>
          </table:table-cell>
          <table:table-cell ns41:value-type="float" table:style-name="ce39" office:value="11418" office:value-type="float">
            <text:p>114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enhoorn</text:p>
          </table:table-cell>
          <table:table-cell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843" office:value-type="float">
            <text:p>84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ce33" office:value="1121" office:value-type="float">
            <text:p>1121</text:p>
          </table:table-cell>
          <table:table-cell ns41:value-type="float" table:style-name="ce39" office:value="10338" office:value-type="float">
            <text:p>1033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erkerk a/d Ijssel</text:p>
          </table:table-cell>
          <table:table-cell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868" office:value-type="float">
            <text:p>86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ce33" office:value="567" office:value-type="float">
            <text:p>567</text:p>
          </table:table-cell>
          <table:table-cell ns41:value-type="float" table:style-name="ce39" office:value="10855" office:value-type="float">
            <text:p>1085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746" office:value-type="float">
            <text:p>74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ce33" office:value="569" office:value-type="float">
            <text:p>569</text:p>
          </table:table-cell>
          <table:table-cell ns41:value-type="float" table:style-name="ce39" office:value="10728" office:value-type="float">
            <text:p>107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office:value="275" table:style-name="TL Data" table:number-columns-repeated="2" office:value-type="float">
            <text:p>275</text:p>
          </table:table-cell>
          <table:table-cell ns41:value-type="float" table:style-name="ce33" office:value="570" office:value-type="float">
            <text:p>570</text:p>
          </table:table-cell>
          <table:table-cell ns41:value-type="float" table:style-name="ce39" office:value="11213" office:value-type="float">
            <text:p>1121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ce33" office:value="572" office:value-type="float">
            <text:p>572</text:p>
          </table:table-cell>
          <table:table-cell ns41:value-type="float" table:style-name="ce39" office:value="10748" office:value-type="float">
            <text:p>107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veen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ce33" office:value="573" office:value-type="float">
            <text:p>573</text:p>
          </table:table-cell>
          <table:table-cell ns41:value-type="float" table:style-name="ce39" office:value="10487" office:value-type="float">
            <text:p>104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oordeloos</text:p>
          </table:table-cell>
          <table:table-cell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ce33" office:value="574" office:value-type="float">
            <text:p>574</text:p>
          </table:table-cell>
          <table:table-cell ns41:value-type="float" table:style-name="ce39" office:value="10296" office:value-type="float">
            <text:p>1029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oordwijk</text:p>
          </table:table-cell>
          <table:table-cell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ce33" office:value="575" office:value-type="float">
            <text:p>575</text:p>
          </table:table-cell>
          <table:table-cell ns41:value-type="float" table:style-name="ce39" office:value="10769" office:value-type="float">
            <text:p>107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oordwijkerhout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82" office:value-type="float">
            <text:p>682</text:p>
          </table:table-cell>
          <table:table-cell table:style-name="TL Data" table:number-columns-repeated="8"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ce33" office:value="576" office:value-type="float">
            <text:p>576</text:p>
          </table:table-cell>
          <table:table-cell ns41:value-type="float" table:style-name="ce39" office:value="11134" office:value-type="float">
            <text:p>1113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ootdorp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8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ce33" office:value="577" office:value-type="float">
            <text:p>577</text:p>
          </table:table-cell>
          <table:table-cell ns41:value-type="float" table:style-name="ce39" office:value="10601" office:value-type="float">
            <text:p>1060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umansdorp</text:p>
          </table:table-cell>
          <table:table-cell/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1450" office:value-type="float">
            <text:p>1450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6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ce33" office:value="578" office:value-type="float">
            <text:p>578</text:p>
          </table:table-cell>
          <table:table-cell ns41:value-type="float" table:style-name="ce39" office:value="11346" office:value-type="float">
            <text:p>1134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egstgeest</text:p>
          </table:table-cell>
          <table:table-cell/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ce33" office:value="579" office:value-type="float">
            <text:p>579</text:p>
          </table:table-cell>
          <table:table-cell ns41:value-type="float" table:style-name="ce39" office:value="10287" office:value-type="float">
            <text:p>102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oltgensplaat</text:p>
          </table:table-cell>
          <table:table-cell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814" office:value-type="float">
            <text:p>8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8"/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ce33" office:value="1133" office:value-type="float">
            <text:p>1133</text:p>
          </table:table-cell>
          <table:table-cell ns41:value-type="float" table:style-name="ce39" office:value="11163" office:value-type="float">
            <text:p>1116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ostvoorne</text:p>
          </table:table-cell>
          <table:table-cell/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774" office:value-type="float">
            <text:p>774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ce33" office:value="581" office:value-type="float">
            <text:p>581</text:p>
          </table:table-cell>
          <table:table-cell ns41:value-type="float" table:style-name="ce39" office:value="10009" office:value-type="float">
            <text:p>1000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ttoland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1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ce33" office:value="582" office:value-type="float">
            <text:p>582</text:p>
          </table:table-cell>
          <table:table-cell ns41:value-type="float" table:style-name="ce39" office:value="10097" office:value-type="float">
            <text:p>100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dorp</text:p>
          </table:table-cell>
          <table:table-cell/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1208" office:value-type="float">
            <text:p>12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ce33" office:value="1142" office:value-type="float">
            <text:p>1142</text:p>
          </table:table-cell>
          <table:table-cell ns41:value-type="float" table:style-name="ce39" office:value="11126" office:value-type="float">
            <text:p>111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enhoorn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33" office:value="586" office:value-type="float">
            <text:p>586</text:p>
          </table:table-cell>
          <table:table-cell ns41:value-type="float" table:style-name="ce39" office:value="10380" office:value-type="float">
            <text:p>103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erkerk a/d Ijssel</text:p>
          </table:table-cell>
          <table:table-cell/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53" office:value-type="float">
            <text:p>115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ce33" office:value="587" office:value-type="float">
            <text:p>587</text:p>
          </table:table-cell>
          <table:table-cell ns41:value-type="float" table:style-name="ce39" office:value="10095" office:value-type="float">
            <text:p>1009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erwater</text:p>
          </table:table-cell>
          <table:table-cell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64" office:value-type="float">
            <text:p>46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ce33" office:value="589" office:value-type="float">
            <text:p>589</text:p>
          </table:table-cell>
          <table:table-cell ns41:value-type="float" table:style-name="ce39" office:value="10188" office:value-type="float">
            <text:p>1018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shoorn</text:p>
          </table:table-cell>
          <table:table-cell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45" office:value-type="float">
            <text:p>74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office:value="93" table:style-name="TL Data" table:number-columns-repeated="2" office:value-type="float">
            <text:p>9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ce33" office:value="1147" office:value-type="float">
            <text:p>1147</text:p>
          </table:table-cell>
          <table:table-cell ns41:value-type="float" table:style-name="ce39" office:value="11011" office:value-type="float">
            <text:p>1101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verschie</text:p>
          </table:table-cell>
          <table:table-cell/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1457" office:value-type="float">
            <text:p>145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2136" office:value-type="float">
            <text:p>2136</text:p>
          </table:table-cell>
          <table:table-cell ns41:value-type="float" table:style-name="ce33" office:value="1149" office:value-type="float">
            <text:p>1149</text:p>
          </table:table-cell>
          <table:table-cell ns41:value-type="float" table:style-name="ce39" office:value="10683" office:value-type="float">
            <text:p>1068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0" office:value-type="float">
            <text:p>670</text:p>
          </table:table-cell>
          <table:table-cell ns41:value-type="float" table:style-name="ce39" office:value="671" office:value-type="float">
            <text:p>671</text:p>
          </table:table-cell>
          <table:table-cell ns41:value-type="float" table:style-name="ce53" office:value="270431" office:value-type="float">
            <text:p>27043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apekop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1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8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ce33" office:value="1151" office:value-type="float">
            <text:p>1151</text:p>
          </table:table-cell>
          <table:table-cell ns41:value-type="float" table:style-name="ce39" office:value="11244" office:value-type="float">
            <text:p>1124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ce33" office:value="590" office:value-type="float">
            <text:p>590</text:p>
          </table:table-cell>
          <table:table-cell ns41:value-type="float" table:style-name="ce39" office:value="10427" office:value-type="float">
            <text:p>104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ernis</text:p>
          </table:table-cell>
          <table:table-cell/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921" office:value-type="float">
            <text:p>921</text:p>
          </table:table-cell>
          <table:table-cell table:style-name="TL Data" table:number-columns-repeated="4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ce33" office:value="1152" office:value-type="float">
            <text:p>1152</text:p>
          </table:table-cell>
          <table:table-cell ns41:value-type="float" table:style-name="ce39" office:value="11245" office:value-type="float">
            <text:p>1124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eursum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10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33" office:value="1154" office:value-type="float">
            <text:p>1154</text:p>
          </table:table-cell>
          <table:table-cell ns41:value-type="float" table:style-name="ce39" office:value="10391" office:value-type="float">
            <text:p>1039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iershil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35" office:value-type="float">
            <text:p>335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ce33" office:value="591" office:value-type="float">
            <text:p>591</text:p>
          </table:table-cell>
          <table:table-cell ns41:value-type="float" table:style-name="ce39" office:value="10179" office:value-type="float">
            <text:p>1017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ijnacker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ce33" office:value="594" office:value-type="float">
            <text:p>594</text:p>
          </table:table-cell>
          <table:table-cell ns41:value-type="float" table:style-name="ce39" office:value="10031" office:value-type="float">
            <text:p>1003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oortugal</text:p>
          </table:table-cell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64" office:value-type="float">
            <text:p>464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ce33" office:value="592" office:value-type="float">
            <text:p>592</text:p>
          </table:table-cell>
          <table:table-cell ns41:value-type="float" table:style-name="ce39" office:value="11395" office:value-type="float">
            <text:p>1139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03" office:value-type="float">
            <text:p>9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ce33" office:value="593" office:value-type="float">
            <text:p>593</text:p>
          </table:table-cell>
          <table:table-cell ns41:value-type="float" table:style-name="ce39" office:value="10222" office:value-type="float">
            <text:p>1022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eeuwijk</text:p>
          </table:table-cell>
          <table:table-cell/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927" office:value-type="float">
            <text:p>92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ce33" office:value="595" office:value-type="float">
            <text:p>595</text:p>
          </table:table-cell>
          <table:table-cell ns41:value-type="float" table:style-name="ce39" office:value="10485" office:value-type="float">
            <text:p>104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hoon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67" office:value-type="float">
            <text:p>567</text:p>
          </table:table-cell>
          <table:table-cell table:style-name="TL Data" table:number-columns-repeated="4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849" table:style-name="TL Data" table:number-columns-repeated="2" office:value-type="float">
            <text:p>849</text:p>
          </table:table-cell>
          <table:table-cell ns41:value-type="float" table:style-name="ce33" office:value="596" office:value-type="float">
            <text:p>596</text:p>
          </table:table-cell>
          <table:table-cell ns41:value-type="float" table:style-name="ce39" office:value="10903" office:value-type="float">
            <text:p>109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2964" office:value-type="float">
            <text:p>2964</text:p>
          </table:table-cell>
          <table:table-cell ns41:value-type="float" table:style-name="TL Data" office:value="2939" office:value-type="float">
            <text:p>29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2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78" office:value-type="float">
            <text:p>3878</text:p>
          </table:table-cell>
          <table:table-cell ns41:value-type="float" table:style-name="TL Data" office:value="3873" office:value-type="float">
            <text:p>3873</text:p>
          </table:table-cell>
          <table:table-cell ns41:value-type="float" table:style-name="ce33" office:value="597" office:value-type="float">
            <text:p>597</text:p>
          </table:table-cell>
          <table:table-cell ns41:value-type="float" table:style-name="ce39" office:value="10646" office:value-type="float">
            <text:p>10646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ietveld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1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ce33" office:value="1160" office:value-type="float">
            <text:p>1160</text:p>
          </table:table-cell>
          <table:table-cell ns41:value-type="float" table:style-name="ce39" office:value="10828" office:value-type="float">
            <text:p>108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ijnsaterwoude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ce33" office:value="601" office:value-type="float">
            <text:p>601</text:p>
          </table:table-cell>
          <table:table-cell ns41:value-type="float" table:style-name="ce39" office:value="11129" office:value-type="float">
            <text:p>1112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ijnsburg</text:p>
          </table:table-cell>
          <table:table-cell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71" office:value-type="float">
            <text:p>4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ce33" office:value="602" office:value-type="float">
            <text:p>602</text:p>
          </table:table-cell>
          <table:table-cell ns41:value-type="float" table:style-name="ce39" office:value="11118" office:value-type="float">
            <text:p>111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ce33" office:value="603" office:value-type="float">
            <text:p>603</text:p>
          </table:table-cell>
          <table:table-cell ns41:value-type="float" table:style-name="ce39" office:value="11133" office:value-type="float">
            <text:p>1113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ockanje</text:p>
          </table:table-cell>
          <table:table-cell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785" office:value-type="float">
            <text:p>78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ce33" office:value="598" office:value-type="float">
            <text:p>598</text:p>
          </table:table-cell>
          <table:table-cell ns41:value-type="float" table:style-name="ce39" office:value="10464" office:value-type="float">
            <text:p>104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805" office:value-type="float">
            <text:p>805</text:p>
          </table:table-cell>
          <table:table-cell table:style-name="TL Data" table:number-columns-repeated="4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ce33" office:value="600" office:value-type="float">
            <text:p>600</text:p>
          </table:table-cell>
          <table:table-cell ns41:value-type="float" table:style-name="ce39" office:value="11314" office:value-type="float">
            <text:p>113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assenheim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ce33" office:value="604" office:value-type="float">
            <text:p>604</text:p>
          </table:table-cell>
          <table:table-cell ns41:value-type="float" table:style-name="ce39" office:value="10612" office:value-type="float">
            <text:p>1061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elluinen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33" office:value="605" office:value-type="float">
            <text:p>605</text:p>
          </table:table-cell>
          <table:table-cell ns41:value-type="float" table:style-name="ce39" office:value="11399" office:value-type="float">
            <text:p>1139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iebroek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33" office:value="1170" office:value-type="float">
            <text:p>1170</text:p>
          </table:table-cell>
          <table:table-cell ns41:value-type="float" table:style-name="ce39" office:value="11306" office:value-type="float">
            <text:p>113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ipluiden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14" office:value-type="float">
            <text:p>31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ce33" office:value="607" office:value-type="float">
            <text:p>607</text:p>
          </table:table-cell>
          <table:table-cell ns41:value-type="float" table:style-name="ce39" office:value="10130" office:value-type="float">
            <text:p>101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69" table:style-name="TL Data" table:number-columns-repeated="2" office:value-type="float">
            <text:p>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ce33" office:value="608" office:value-type="float">
            <text:p>608</text:p>
          </table:table-cell>
          <table:table-cell ns41:value-type="float" table:style-name="ce39" office:value="10980" office:value-type="float">
            <text:p>109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oonrewoerd</text:p>
          </table:table-cell>
          <table:table-cell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9" office:value="10214" office:value-type="float">
            <text:p>102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4285" office:value-type="float">
            <text:p>4285</text:p>
          </table:table-cell>
          <table:table-cell ns41:value-type="float" table:style-name="TL Data" office:value="4269" office:value-type="float">
            <text:p>42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35" office:value-type="float">
            <text:p>4935</text:p>
          </table:table-cell>
          <table:table-cell ns41:value-type="float" table:style-name="TL Data" office:value="4957" office:value-type="float">
            <text:p>4957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9" office:value="11331" office:value-type="float">
            <text:p>1133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ommelsdijk</text:p>
          </table:table-cell>
          <table:table-cell/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171" office:value-type="float">
            <text:p>1171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ce33" office:value="1184" office:value-type="float">
            <text:p>1184</text:p>
          </table:table-cell>
          <table:table-cell ns41:value-type="float" table:style-name="ce39" office:value="11097" office:value-type="float">
            <text:p>110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pijkenisse</text:p>
          </table:table-cell>
          <table:table-cell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924" office:value-type="float">
            <text:p>9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33" office:value="612" office:value-type="float">
            <text:p>612</text:p>
          </table:table-cell>
          <table:table-cell ns41:value-type="float" table:style-name="ce39" office:value="10735" office:value-type="float">
            <text:p>1073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ad a/'t Haringvliet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ce33" office:value="1188" office:value-type="float">
            <text:p>1188</text:p>
          </table:table-cell>
          <table:table-cell ns41:value-type="float" table:style-name="ce39" office:value="11239" office:value-type="float">
            <text:p>1123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ellendam</text:p>
          </table:table-cell>
          <table:table-cell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63" office:value-type="float">
            <text:p>363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6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33" office:value="1195" office:value-type="float">
            <text:p>1195</text:p>
          </table:table-cell>
          <table:table-cell ns41:value-type="float" table:style-name="ce39" office:value="10087" office:value-type="float">
            <text:p>100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olwijk</text:p>
          </table:table-cell>
          <table:table-cell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029" office:value-type="float">
            <text:p>1029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ce33" office:value="615" office:value-type="float">
            <text:p>615</text:p>
          </table:table-cell>
          <table:table-cell ns41:value-type="float" table:style-name="ce39" office:value="11250" office:value-type="float">
            <text:p>112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ompwijk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1105" office:value-type="float">
            <text:p>110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415" office:value-type="float">
            <text:p>1415</text:p>
          </table:table-cell>
          <table:table-cell ns41:value-type="float" table:style-name="ce33" office:value="1197" office:value-type="float">
            <text:p>1197</text:p>
          </table:table-cell>
          <table:table-cell ns41:value-type="float" table:style-name="ce39" office:value="10742" office:value-type="float">
            <text:p>107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reefkerk</text:p>
          </table:table-cell>
          <table:table-cell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68" office:value-type="float">
            <text:p>86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ce33" office:value="616" office:value-type="float">
            <text:p>616</text:p>
          </table:table-cell>
          <table:table-cell ns41:value-type="float" table:style-name="ce39" office:value="11105" office:value-type="float">
            <text:p>1110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rijen</text:p>
          </table:table-cell>
          <table:table-cell/>
          <table:table-cell ns41:value-type="float" table:style-name="TL Data" office:value="1942" office:value-type="float">
            <text:p>1942</text:p>
          </table:table-cell>
          <table:table-cell ns41:value-type="float" table:style-name="TL Data" office:value="1939" office:value-type="float">
            <text:p>1939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ce33" office:value="617" office:value-type="float">
            <text:p>617</text:p>
          </table:table-cell>
          <table:table-cell ns41:value-type="float" table:style-name="ce39" office:value="10558" office:value-type="float">
            <text:p>105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ienboven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33" office:value="618" office:value-type="float">
            <text:p>618</text:p>
          </table:table-cell>
          <table:table-cell ns41:value-type="float" table:style-name="ce39" office:value="10706" office:value-type="float">
            <text:p>107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nge (Nieuwe-)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703" office:value-type="float">
            <text:p>70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33" office:value="1119" office:value-type="float">
            <text:p>1119</text:p>
          </table:table-cell>
          <table:table-cell ns41:value-type="float" table:style-name="ce39" office:value="10502" office:value-type="float">
            <text:p>1050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nge (Oude-)</text:p>
          </table:table-cell>
          <table:table-cell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890" office:value-type="float">
            <text:p>89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371" table:style-name="TL Data" table:number-columns-repeated="2" office:value-type="float">
            <text:p>37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ce33" office:value="1143" office:value-type="float">
            <text:p>1143</text:p>
          </table:table-cell>
          <table:table-cell ns41:value-type="float" table:style-name="ce39" office:value="10714" office:value-type="float">
            <text:p>107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87" table:style-name="TL Data" table:number-columns-repeated="2" office:value-type="float">
            <text:p>287</text:p>
          </table:table-cell>
          <table:table-cell ns41:value-type="float" table:style-name="ce33" office:value="619" office:value-type="float">
            <text:p>619</text:p>
          </table:table-cell>
          <table:table-cell ns41:value-type="float" table:style-name="ce39" office:value="10028" office:value-type="float">
            <text:p>100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ce33" office:value="1209" office:value-type="float">
            <text:p>1209</text:p>
          </table:table-cell>
          <table:table-cell ns41:value-type="float" table:style-name="ce39" office:value="10366" office:value-type="float">
            <text:p>103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innen</text:p>
          </table:table-cell>
          <table:table-cell/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1023" office:value-type="float">
            <text:p>10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1" office:value-type="float">
            <text:p>50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ce33" office:value="620" office:value-type="float">
            <text:p>620</text:p>
          </table:table-cell>
          <table:table-cell ns41:value-type="float" table:style-name="ce39" office:value="10887" office:value-type="float">
            <text:p>108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ierpolders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84" office:value-type="float">
            <text:p>38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ce33" office:value="621" office:value-type="float">
            <text:p>621</text:p>
          </table:table-cell>
          <table:table-cell ns41:value-type="float" table:style-name="ce39" office:value="11056" office:value-type="float">
            <text:p>1105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4451" office:value-type="float">
            <text:p>4451</text:p>
          </table:table-cell>
          <table:table-cell ns41:value-type="float" table:style-name="TL Data" office:value="4860" office:value-type="float">
            <text:p>48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004" office:value-type="float">
            <text:p>6004</text:p>
          </table:table-cell>
          <table:table-cell ns41:value-type="float" table:style-name="TL Data" office:value="6618" office:value-type="float">
            <text:p>6618</text:p>
          </table:table-cell>
          <table:table-cell ns41:value-type="float" table:style-name="ce33" office:value="622" office:value-type="float">
            <text:p>622</text:p>
          </table:table-cell>
          <table:table-cell ns41:value-type="float" table:style-name="ce39" office:value="10811" office:value-type="float">
            <text:p>1081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laardingerambacht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8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33" office:value="1210" office:value-type="float">
            <text:p>1210</text:p>
          </table:table-cell>
          <table:table-cell ns41:value-type="float" table:style-name="ce39" office:value="10790" office:value-type="float">
            <text:p>1079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list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8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ce33" office:value="623" office:value-type="float">
            <text:p>623</text:p>
          </table:table-cell>
          <table:table-cell ns41:value-type="float" table:style-name="ce39" office:value="11174" office:value-type="float">
            <text:p>1117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883" office:value-type="float">
            <text:p>88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ce33" office:value="624" office:value-type="float">
            <text:p>624</text:p>
          </table:table-cell>
          <table:table-cell ns41:value-type="float" table:style-name="ce39" office:value="11103" office:value-type="float">
            <text:p>111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oorhout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439" office:value-type="float">
            <text:p>43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ce33" office:value="625" office:value-type="float">
            <text:p>625</text:p>
          </table:table-cell>
          <table:table-cell ns41:value-type="float" table:style-name="ce39" office:value="10017" office:value-type="float">
            <text:p>100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83" office:value-type="float">
            <text:p>583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ce33" office:value="626" office:value-type="float">
            <text:p>626</text:p>
          </table:table-cell>
          <table:table-cell ns41:value-type="float" table:style-name="ce39" office:value="10537" office:value-type="float">
            <text:p>1053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2" office:value-type="float">
            <text:p>672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53" office:value="270432" office:value-type="float">
            <text:p>27043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rijenban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25" office:value-type="float">
            <text:p>325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ce33" office:value="1215" office:value-type="float">
            <text:p>1215</text:p>
          </table:table-cell>
          <table:table-cell ns41:value-type="float" table:style-name="ce39" office:value="10853" office:value-type="float">
            <text:p>1085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arder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ce33" office:value="1217" office:value-type="float">
            <text:p>1217</text:p>
          </table:table-cell>
          <table:table-cell ns41:value-type="float" table:style-name="ce39" office:value="10830" office:value-type="float">
            <text:p>108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ddinxveen</text:p>
          </table:table-cell>
          <table:table-cell/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291" office:value-type="float">
            <text:p>12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61" office:value-type="float">
            <text:p>461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9" office:value="10081" office:value-type="float">
            <text:p>100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19" office:value-type="float">
            <text:p>419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33" office:value="628" office:value-type="float">
            <text:p>628</text:p>
          </table:table-cell>
          <table:table-cell ns41:value-type="float" table:style-name="ce39" office:value="10204" office:value-type="float">
            <text:p>1020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ssenaar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145" office:value-type="float">
            <text:p>1145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ce33" office:value="629" office:value-type="float">
            <text:p>629</text:p>
          </table:table-cell>
          <table:table-cell ns41:value-type="float" table:style-name="ce39" office:value="10164" office:value-type="float">
            <text:p>101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teringen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87" office:value-type="float">
            <text:p>787</text:p>
          </table:table-cell>
          <table:table-cell table:style-name="TL Data" table:number-columns-repeated="8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ce33" office:value="630" office:value-type="float">
            <text:p>630</text:p>
          </table:table-cell>
          <table:table-cell ns41:value-type="float" table:style-name="ce39" office:value="11329" office:value-type="float">
            <text:p>1132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estmaas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07" office:value-type="float">
            <text:p>407</text:p>
          </table:table-cell>
          <table:table-cell table:style-name="TL Data" table:number-columns-repeated="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ce33" office:value="631" office:value-type="float">
            <text:p>631</text:p>
          </table:table-cell>
          <table:table-cell ns41:value-type="float" table:style-name="ce39" office:value="10695" office:value-type="float">
            <text:p>1069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jngaarden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8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ce33" office:value="634" office:value-type="float">
            <text:p>634</text:p>
          </table:table-cell>
          <table:table-cell ns41:value-type="float" table:style-name="ce39" office:value="10263" office:value-type="float">
            <text:p>1026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59" table:style-name="TL Data" table:number-columns-repeated="2" office:value-type="float">
            <text:p>5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027" office:value-type="float">
            <text:p>1027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9" office:value="10974" office:value-type="float">
            <text:p>1097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oubrugge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78" office:value-type="float">
            <text:p>478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33" office:value="633" office:value-type="float">
            <text:p>633</text:p>
          </table:table-cell>
          <table:table-cell ns41:value-type="float" table:style-name="ce39" office:value="10461" office:value-type="float">
            <text:p>1046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egwaard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11" office:value-type="float">
            <text:p>411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6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ce33" office:value="1234" office:value-type="float">
            <text:p>1234</text:p>
          </table:table-cell>
          <table:table-cell ns41:value-type="float" table:style-name="ce39" office:value="10185" office:value-type="float">
            <text:p>101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33" office:value="635" office:value-type="float">
            <text:p>635</text:p>
          </table:table-cell>
          <table:table-cell ns41:value-type="float" table:style-name="ce39" office:value="11317" office:value-type="float">
            <text:p>113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52" office:value-type="float">
            <text:p>95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137" table:style-name="TL Data" table:number-columns-repeated="2" office:value-type="float">
            <text:p>1137</text:p>
          </table:table-cell>
          <table:table-cell ns41:value-type="float" table:style-name="ce33" office:value="636" office:value-type="float">
            <text:p>636</text:p>
          </table:table-cell>
          <table:table-cell ns41:value-type="float" table:style-name="ce39" office:value="11377" office:value-type="float">
            <text:p>1137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oetermeer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19" office:value-type="float">
            <text:p>319</text:p>
          </table:table-cell>
          <table:table-cell table:style-name="TL Data" table:number-columns-repeated="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ce33" office:value="637" office:value-type="float">
            <text:p>637</text:p>
          </table:table-cell>
          <table:table-cell ns41:value-type="float" table:style-name="ce39" office:value="10766" office:value-type="float">
            <text:p>107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ce33" office:value="638" office:value-type="float">
            <text:p>638</text:p>
          </table:table-cell>
          <table:table-cell ns41:value-type="float" table:style-name="ce39" office:value="11074" office:value-type="float">
            <text:p>11074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uidland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30" office:value-type="float">
            <text:p>33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ce33" office:value="640" office:value-type="float">
            <text:p>640</text:p>
          </table:table-cell>
          <table:table-cell ns41:value-type="float" table:style-name="ce39" office:value="10316" office:value-type="float">
            <text:p>103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wammerdam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ce33" office:value="1244" office:value-type="float">
            <text:p>1244</text:p>
          </table:table-cell>
          <table:table-cell ns41:value-type="float" table:style-name="ce39" office:value="10675" office:value-type="float">
            <text:p>1067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wartewaal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4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ce33" office:value="641" office:value-type="float">
            <text:p>641</text:p>
          </table:table-cell>
          <table:table-cell ns41:value-type="float" table:style-name="ce39" office:value="10703" office:value-type="float">
            <text:p>107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wijndrecht</text:p>
          </table:table-cell>
          <table:table-cell/>
          <table:table-cell ns41:value-type="float" table:style-name="TL Data" office:value="1922" office:value-type="float">
            <text:p>1922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70" office:value-type="float">
            <text:p>2470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ce33" office:value="642" office:value-type="float">
            <text:p>642</text:p>
          </table:table-cell>
          <table:table-cell ns41:value-type="float" table:style-name="ce39" office:value="10468" office:value-type="float">
            <text:p>10468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6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153375" office:value-type="float">
            <text:p>153375</text:p>
          </table:table-cell>
          <table:table-cell ns41:value-type="float" table:style-name="TL Data" office:value="154930" office:value-type="float">
            <text:p>15493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10934" office:value-type="float">
            <text:p>10934</text:p>
          </table:table-cell>
          <table:table-cell ns41:value-type="float" table:style-name="TL Data" office:value="11517" office:value-type="float">
            <text:p>11517</text:p>
          </table:table-cell>
          <table:table-cell ns41:value-type="float" office:value="287" table:style-name="TL Data" table:number-columns-repeated="2" office:value-type="float">
            <text:p>287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7528" office:value-type="float">
            <text:p>17528</text:p>
          </table:table-cell>
          <table:table-cell ns41:value-type="float" table:style-name="TL Data" office:value="17500" office:value-type="float">
            <text:p>17500</text:p>
          </table:table-cell>
          <table:table-cell ns41:value-type="float" table:style-name="TL Data" office:value="41835" office:value-type="float">
            <text:p>41835</text:p>
          </table:table-cell>
          <table:table-cell ns41:value-type="float" table:style-name="TL Data" office:value="42635" office:value-type="float">
            <text:p>4263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229269" office:value-type="float">
            <text:p>229269</text:p>
          </table:table-cell>
          <table:table-cell ns41:value-type="float" table:style-name="TL Data" office:value="231713" office:value-type="float">
            <text:p>231713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4" office:value-type="float">
            <text:p>674</text:p>
          </table:table-cell>
          <table:table-cell ns41:value-type="float" table:style-name="ce39" office:value="675" office:value-type="float">
            <text:p>675</text:p>
          </table:table-cell>
          <table:table-cell ns41:value-type="float" table:style-name="ce53" office:value="270433" office:value-type="float">
            <text:p>270433</text:p>
          </table:table-cell>
          <table:table-cell table:number-columns-repeated="985"/>
        </table:table-row>
        <table:table-row table:style-name="ro3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277042" office:value-type="float">
            <text:p>277042</text:p>
          </table:table-cell>
          <table:table-cell ns41:value-type="float" table:style-name="TL Data" office:value="298954" office:value-type="float">
            <text:p>298954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2849" office:value-type="float">
            <text:p>2849</text:p>
          </table:table-cell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16608" office:value-type="float">
            <text:p>16608</text:p>
          </table:table-cell>
          <table:table-cell ns41:value-type="float" table:style-name="TL Data" office:value="18463" office:value-type="float">
            <text:p>18463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6894" office:value-type="float">
            <text:p>6894</text:p>
          </table:table-cell>
          <table:table-cell ns41:value-type="float" table:style-name="TL Data" office:value="7301" office:value-type="float">
            <text:p>7301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25132" office:value-type="float">
            <text:p>25132</text:p>
          </table:table-cell>
          <table:table-cell ns41:value-type="float" table:style-name="TL Data" office:value="25922" office:value-type="float">
            <text:p>25922</text:p>
          </table:table-cell>
          <table:table-cell ns41:value-type="float" table:style-name="TL Data" office:value="109165" office:value-type="float">
            <text:p>109165</text:p>
          </table:table-cell>
          <table:table-cell ns41:value-type="float" table:style-name="TL Data" office:value="120034" office:value-type="float">
            <text:p>12003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7269" office:value-type="float">
            <text:p>7269</text:p>
          </table:table-cell>
          <table:table-cell ns41:value-type="float" table:style-name="TL Data" office:value="7736" office:value-type="float">
            <text:p>773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139" office:value-type="float">
            <text:p>6139</text:p>
          </table:table-cell>
          <table:table-cell ns41:value-type="float" table:style-name="TL Data" office:value="5239" office:value-type="float">
            <text:p>5239</text:p>
          </table:table-cell>
          <table:table-cell ns41:value-type="float" table:style-name="TL Data" office:value="456455" office:value-type="float">
            <text:p>456455</text:p>
          </table:table-cell>
          <table:table-cell ns41:value-type="float" table:style-name="TL Data" office:value="493186" office:value-type="float">
            <text:p>493186</text:p>
          </table:table-cell>
          <table:table-cell table:style-name="ce34"/>
          <table:table-cell table:style-name="ce40" table:number-columns-repeated="2"/>
          <table:table-cell ns41:value-type="string" table:style-name="ce40" office:value-type="string">
            <text:p>ZH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09_H5</text:p>
          </table:table-cell>
          <table:table-cell ns41:value-type="float" table:style-name="ce40" office:value="674" office:value-type="float">
            <text:p>674</text:p>
          </table:table-cell>
          <table:table-cell ns41:value-type="float" table:style-name="ce40" office:value="675" office:value-type="float">
            <text:p>675</text:p>
          </table:table-cell>
          <table:table-cell ns41:value-type="float" table:style-name="ce54" office:value="270433" office:value-type="float">
            <text:p>270433</text:p>
          </table:table-cell>
          <table:table-cell table:number-columns-repeated="985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Vijfde gedeelte_a">
        <table:table-column table:style-name="co1" table:default-cell-style-name="ce24"/>
        <table:table-column table:style-name="co12" table:default-cell-style-name="ce24"/>
        <table:table-column table:style-name="co13" table:default-cell-style-name="ce24"/>
        <table:table-column table:style-name="co13" table:default-cell-style-name="ce10" table:number-columns-repeated="37"/>
        <table:table-column table:style-name="co4" table:default-cell-style-name="ce10"/>
        <table:table-column table:style-name="co5" table:default-cell-style-name="ce10"/>
        <table:table-column table:style-name="co4" table:default-cell-style-name="ce10" table:number-columns-repeated="2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10" table:number-columns-repeated="208"/>
        <table:table-column table:style-name="co11" table:default-cell-style-name="Default" table:number-columns-repeated="767"/>
        <table:table-row table:style-name="ro3">
          <table:table-cell ns41:value-type="string" table:number-rows-spanned="1" table:style-name="TL Title" table:number-columns-spanned="49" office:value-type="string">
            <text:p>PROVINCIE ZUIDHOLLAND; <text:s/>VIJFDE GEDEELTE: INDEELING DER WERKELIJKE BEVOLKING NAAR DE KERKELIJKE GEZINDTEN.</text:p>
          </table:table-cell>
          <table:covered-table-cell table:style-name="TL Title" table:number-columns-repeated="47"/>
          <table:covered-table-cell table:style-name="ce48"/>
          <table:table-cell table:number-columns-repeated="975"/>
        </table:table-row>
        <table:table-row table:style-name="ro3">
          <table:table-cell table:style-name="ce2" table:number-columns-repeated="44"/>
          <table:table-cell table:style-name="ce43" table:number-columns-repeated="5"/>
          <table:table-cell table:number-columns-repeated="975"/>
        </table:table-row>
        <table:table-row table:style-name="ro7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2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Mormonen</text:p>
          </table:table-cell>
          <table:covered-table-cell table:style-name="ce61"/>
          <table:table-cell ns41:value-type="string" table:number-rows-spanned="3" table:style-name="TL ColHeader" table:number-columns-spanned="2" office:value-type="string">
            <text:p>Mahomedanen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Geen kerkgenootschap of gezindte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Kerkgenootschap of gezindte onbekend</text:p>
          </table:table-cell>
          <table:covered-table-cell table:style-name="ce27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27"/>
          <table:table-cell ns41:value-type="string" table:number-rows-spanned="4" table:style-name="ce29" table:number-columns-spanned="1" office:value-type="string">
            <text:p>CBS nummer</text:p>
          </table:table-cell>
          <table:table-cell ns41:value-type="string" table:number-rows-spanned="4" table:style-name="ce35" table:number-columns-spanned="1" office:value-type="string">
            <text:p>Amsterdamse code</text:p>
          </table:table-cell>
          <table:table-cell ns41:value-type="string" table:number-rows-spanned="4" table:style-name="ce29" table:number-columns-spanned="1" office:value-type="string">
            <text:p>Grootteklasse</text:p>
          </table:table-cell>
          <table:table-cell ns41:value-type="string" table:number-rows-spanned="4" table:style-name="ce35" table:number-columns-spanned="1" office:value-type="string">
            <text:p>Provincie</text:p>
          </table:table-cell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35" table:number-columns-spanned="1" office:value-type="string">
            <text:p>Tabel</text:p>
          </table:table-cell>
          <table:table-cell ns41:value-type="string" table:number-rows-spanned="4" table:style-name="ce35" table:number-columns-spanned="1" office:value-type="string">
            <text:p>Pagina links</text:p>
          </table:table-cell>
          <table:table-cell ns41:value-type="string" table:number-rows-spanned="4" table:style-name="ce47" table:number-columns-spanned="1" office:value-type="string">
            <text:p>Pagina rechts</text:p>
          </table:table-cell>
          <table:table-cell ns41:value-type="string" table:number-rows-spanned="4" table:style-name="ce49" table:number-columns-spanned="1" office:value-type="string">
            <text:p>Image nummer</text:p>
          </table:table-cell>
          <table:table-cell table:style-name="ce55" table:number-columns-repeated="975"/>
        </table:table-row>
        <table:table-row table:style-name="ro7">
          <table:covered-table-cell table:style-name="ce4"/>
          <table:table-cell table:style-name="ce12"/>
          <table:covered-table-cell table:style-name="ce57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4" table:number-columns-repeated="2"/>
          <table:covered-table-cell table:style-name="ce70" table:number-columns-repeated="2"/>
          <table:covered-table-cell table:style-name="ce72"/>
          <table:table-cell table:style-name="ce55" table:number-columns-repeated="975"/>
        </table:table-row>
        <table:table-row table:style-name="ro7">
          <table:covered-table-cell table:style-name="ce4"/>
          <table:table-cell table:style-name="ce12"/>
          <table:covered-table-cell table:style-name="ce57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4" table:number-columns-repeated="2"/>
          <table:covered-table-cell table:style-name="ce70" table:number-columns-repeated="2"/>
          <table:covered-table-cell table:style-name="ce72"/>
          <table:table-cell table:style-name="ce55" table:number-columns-repeated="975"/>
        </table:table-row>
        <table:table-row table:style-name="ro3">
          <table:covered-table-cell table:style-name="ce5"/>
          <table:table-cell table:style-name="ce1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1"/>
          <table:covered-table-cell table:style-name="ce37"/>
          <table:covered-table-cell table:style-name="ce31"/>
          <table:covered-table-cell table:style-name="ce42"/>
          <table:covered-table-cell table:style-name="ce45" table:number-columns-repeated="2"/>
          <table:covered-table-cell table:style-name="ce71" table:number-columns-repeated="2"/>
          <table:covered-table-cell table:style-name="ce73"/>
          <table:table-cell table:style-name="ce55" table:number-columns-repeated="975"/>
        </table:table-row>
        <table:table-row table:style-name="ro4">
          <table:table-cell table:style-name="ce2" table:number-columns-repeated="2"/>
          <table:table-cell table:style-name="ce25" table:number-columns-repeated="42"/>
          <table:table-cell table:style-name="ce69" table:number-columns-repeated="4"/>
          <table:table-cell table:style-name="ce43"/>
          <table:table-cell table:number-columns-repeated="975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 table:style-name="ce10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ce33" office:value="503" office:value-type="float">
            <text:p>503</text:p>
          </table:table-cell>
          <table:table-cell ns41:value-type="float" table:style-name="ce39" office:value="10928" office:value-type="float">
            <text:p>1092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8" office:value-type="string">
            <text:p>ZH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9_H5</text:p>
          </table:table-cell>
          <table:table-cell ns41:value-type="float" table:style-name="ce38" office:value="676" office:value-type="float">
            <text:p>676</text:p>
          </table:table-cell>
          <table:table-cell ns41:value-type="float" table:style-name="ce38" office:value="677" office:value-type="float">
            <text:p>677</text:p>
          </table:table-cell>
          <table:table-cell ns41:value-type="float" table:style-name="ce52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 table:style-name="ce10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00" table:style-name="TL Data" table:number-columns-repeated="2" office:value-type="float">
            <text:p>10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ce33" office:value="505" office:value-type="float">
            <text:p>505</text:p>
          </table:table-cell>
          <table:table-cell ns41:value-type="float" table:style-name="ce39" office:value="11157" office:value-type="float">
            <text:p>1115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-Gravenhage</text:p>
          </table:table-cell>
          <table:table-cell table:style-name="ce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1792" office:value-type="float">
            <text:p>1792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9" office:value="11434" office:value-type="float">
            <text:p>1143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ce33" office:value="546" office:value-type="float">
            <text:p>546</text:p>
          </table:table-cell>
          <table:table-cell ns41:value-type="float" table:style-name="ce39" office:value="10702" office:value-type="float">
            <text:p>1070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 table:style-name="ce10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office:value="102" table:style-name="TL Data" table:number-columns-repeated="2" office:value-type="float">
            <text:p>10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ce33" office:value="599" office:value-type="float">
            <text:p>599</text:p>
          </table:table-cell>
          <table:table-cell ns41:value-type="float" table:style-name="ce39" office:value="10345" office:value-type="float">
            <text:p>1034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 table:style-name="ce10"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ce33" office:value="606" office:value-type="float">
            <text:p>606</text:p>
          </table:table-cell>
          <table:table-cell ns41:value-type="float" table:style-name="ce39" office:value="11260" office:value-type="float">
            <text:p>1126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67" office:value-type="float">
            <text:p>3267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424" office:value-type="float">
            <text:p>4424</text:p>
          </table:table-cell>
          <table:table-cell ns41:value-type="float" table:style-name="TL Data" office:value="3839" office:value-type="float">
            <text:p>3839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ar (Ter-)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9"/>
          <table:table-cell table:style-name="TL Data" table:number-columns-repeated="3"/>
          <table:table-cell table:style-name="TL Data" table:number-columns-repeated="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3" office:value="480" office:value-type="float">
            <text:p>480</text:p>
          </table:table-cell>
          <table:table-cell ns41:value-type="float" table:style-name="ce39" office:value="11104" office:value-type="float">
            <text:p>1110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arlanderveen</text:p>
          </table:table-cell>
          <table:table-cell table:style-name="ce10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8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 table:number-columns-repeated="2"/>
          <table:table-cell table:style-name="TL Data" table:number-columns-repeated="2"/>
          <table:table-cell table:style-name="TL Data" table:number-columns-repeated="10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33" office:value="1002" office:value-type="float">
            <text:p>1002</text:p>
          </table:table-cell>
          <table:table-cell ns41:value-type="float" table:style-name="ce39" office:value="11242" office:value-type="float">
            <text:p>112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bbenbroek</text:p>
          </table:table-cell>
          <table:table-cell table:style-name="ce10"/>
          <table:table-cell table:style-name="TL Data"/>
          <table:table-cell table:style-name="TL Data" table:number-columns-repeated="15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481" office:value-type="float">
            <text:p>481</text:p>
          </table:table-cell>
          <table:table-cell ns41:value-type="float" table:style-name="ce39" office:value="11026" office:value-type="float">
            <text:p>110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lbasserdam</text:p>
          </table:table-cell>
          <table:table-cell table:style-name="ce10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 table:number-columns-repeated="4"/>
          <table:table-cell table:style-name="TL Data" table:number-columns-repeated="1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33" office:value="482" office:value-type="float">
            <text:p>482</text:p>
          </table:table-cell>
          <table:table-cell ns41:value-type="float" table:style-name="ce39" office:value="11327" office:value-type="float">
            <text:p>113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lkemade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3"/>
          <table:table-cell table:style-name="TL Data" table:number-columns-repeated="2"/>
          <table:table-cell table:style-name="TL Data"/>
          <table:table-cell table:style-name="TL Data" table:number-columns-repeated="8"/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483" office:value-type="float">
            <text:p>483</text:p>
          </table:table-cell>
          <table:table-cell ns41:value-type="float" table:style-name="ce39" office:value="10349" office:value-type="float">
            <text:p>103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lphen</text:p>
          </table:table-cell>
          <table:table-cell table:style-name="ce10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6"/>
          <table:table-cell table:style-name="TL Data" table:number-columns-repeated="4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ce33" office:value="1008" office:value-type="float">
            <text:p>1008</text:p>
          </table:table-cell>
          <table:table-cell ns41:value-type="float" table:style-name="ce39" office:value="10517" office:value-type="float">
            <text:p>105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meide</text:p>
          </table:table-cell>
          <table:table-cell table:style-name="ce10"/>
          <table:table-cell table:style-name="TL Data"/>
          <table:table-cell table:style-name="TL Data"/>
          <table:table-cell table:style-name="TL Data"/>
          <table:table-cell table:style-name="TL Data" table:number-columns-repeated="19"/>
          <table:table-cell table:style-name="TL Data" table:number-columns-repeated="10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485" office:value-type="float">
            <text:p>485</text:p>
          </table:table-cell>
          <table:table-cell ns41:value-type="float" table:style-name="ce39" office:value="11349" office:value-type="float">
            <text:p>1134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speren</text:p>
          </table:table-cell>
          <table:table-cell table:style-name="ce10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4"/>
          <table:table-cell table:style-name="TL Data" table:number-columns-repeated="6"/>
          <table:table-cell table:style-name="TL Data"/>
          <table:table-cell table:style-name="TL Data" table:number-columns-repeated="1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488" office:value-type="float">
            <text:p>488</text:p>
          </table:table-cell>
          <table:table-cell ns41:value-type="float" table:style-name="ce39" office:value="11369" office:value-type="float">
            <text:p>113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arendrecht</text:p>
          </table:table-cell>
          <table:table-cell table:style-name="ce10"/>
          <table:table-cell table:style-name="TL Data"/>
          <table:table-cell table:style-name="TL Data" table:number-columns-repeated="13"/>
          <table:table-cell table:style-name="TL Data"/>
          <table:table-cell table:style-name="TL Data"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489" office:value-type="float">
            <text:p>489</text:p>
          </table:table-cell>
          <table:table-cell ns41:value-type="float" table:style-name="ce39" office:value="10943" office:value-type="float">
            <text:p>1094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arwoutswaarder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/>
          <table:table-cell table:style-name="TL Data"/>
          <table:table-cell table:style-name="TL Data"/>
          <table:table-cell table:style-name="TL Data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4"/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3" office:value="1017" office:value-type="float">
            <text:p>1017</text:p>
          </table:table-cell>
          <table:table-cell ns41:value-type="float" table:style-name="ce39" office:value="10447" office:value-type="float">
            <text:p>104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ijerland (Nieuw-)</text:p>
          </table:table-cell>
          <table:table-cell table:style-name="ce10"/>
          <table:table-cell table:style-name="TL Data"/>
          <table:table-cell table:style-name="TL Data"/>
          <table:table-cell table:style-name="TL Data" table:number-columns-repeated="4"/>
          <table:table-cell table:style-name="TL Data" table:number-columns-repeated="2"/>
          <table:table-cell table:style-name="TL Data" table:number-columns-repeated="6"/>
          <table:table-cell table:style-name="TL Data" table:number-columns-repeated="4"/>
          <table:table-cell table:style-name="TL Data" table:number-columns-repeated="2"/>
          <table:table-cell table:style-name="TL Data" table:number-columns-repeated="2"/>
          <table:table-cell table:style-name="TL Data" table:number-columns-repeated="10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566" office:value-type="float">
            <text:p>566</text:p>
          </table:table-cell>
          <table:table-cell ns41:value-type="float" table:style-name="ce39" office:value="10092" office:value-type="float">
            <text:p>1009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ijerland (Oud-)</text:p>
          </table:table-cell>
          <table:table-cell table:style-name="ce10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4"/>
          <table:table-cell table:style-name="TL Data" table:number-columns-repeated="6"/>
          <table:table-cell table:style-name="TL Data" table:number-columns-repeated="4"/>
          <table:table-cell table:style-name="TL Data" table:number-columns-repeated="2"/>
          <table:table-cell table:style-name="TL Data" table:number-columns-repeated="2"/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33" office:value="584" office:value-type="float">
            <text:p>584</text:p>
          </table:table-cell>
          <table:table-cell ns41:value-type="float" table:style-name="ce39" office:value="11301" office:value-type="float">
            <text:p>1130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ijerland (Zuid-)</text:p>
          </table:table-cell>
          <table:table-cell table:style-name="ce10"/>
          <table:table-cell table:style-name="TL Data"/>
          <table:table-cell table:style-name="TL Data"/>
          <table:table-cell table:style-name="TL Data" table:number-columns-repeated="4"/>
          <table:table-cell table:style-name="TL Data"/>
          <table:table-cell table:style-name="TL Data" table:number-columns-repeated="7"/>
          <table:table-cell table:style-name="TL Data" table:number-columns-repeated="4"/>
          <table:table-cell table:style-name="TL Data" table:number-columns-repeated="14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639" office:value-type="float">
            <text:p>639</text:p>
          </table:table-cell>
          <table:table-cell ns41:value-type="float" table:style-name="ce39" office:value="10917" office:value-type="float">
            <text:p>109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sthuizen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7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2"/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490" office:value-type="float">
            <text:p>490</text:p>
          </table:table-cell>
          <table:table-cell ns41:value-type="float" table:style-name="ce39" office:value="10398" office:value-type="float">
            <text:p>1039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rgambacht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3"/>
          <table:table-cell table:style-name="TL Data" table:number-columns-repeated="2"/>
          <table:table-cell table:style-name="TL Data" table:number-columns-repeated="4"/>
          <table:table-cell table:style-name="TL Data" table:number-columns-repeated="2"/>
          <table:table-cell table:style-name="TL Data" table:number-columns-repeated="2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491" office:value-type="float">
            <text:p>491</text:p>
          </table:table-cell>
          <table:table-cell ns41:value-type="float" table:style-name="ce39" office:value="10962" office:value-type="float">
            <text:p>1096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rkel c.a. </text:p>
          </table:table-cell>
          <table:table-cell table:style-name="ce10"/>
          <table:table-cell table:style-name="TL Data"/>
          <table:table-cell table:style-name="TL Data"/>
          <table:table-cell table:style-name="TL Data" table:number-columns-repeated="4"/>
          <table:table-cell table:style-name="TL Data" table:number-columns-repeated="2"/>
          <table:table-cell table:style-name="TL Data" table:number-columns-repeated="6"/>
          <table:table-cell table:style-name="TL Data" table:number-columns-repeated="4"/>
          <table:table-cell table:style-name="TL Data" table:number-columns-repeated="2"/>
          <table:table-cell table:style-name="TL Data" table:number-columns-repeated="2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493" office:value-type="float">
            <text:p>493</text:p>
          </table:table-cell>
          <table:table-cell ns41:value-type="float" table:style-name="ce39" office:value="10139" office:value-type="float">
            <text:p>1013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leskensgraaf</text:p>
          </table:table-cell>
          <table:table-cell table:style-name="ce10"/>
          <table:table-cell table:style-name="TL Data"/>
          <table:table-cell table:style-name="TL Data"/>
          <table:table-cell table:style-name="TL Data" table:number-columns-repeated="4"/>
          <table:table-cell table:style-name="TL Data" table:number-columns-repeated="2"/>
          <table:table-cell table:style-name="TL Data" table:number-columns-repeated="6"/>
          <table:table-cell table:style-name="TL Data" table:number-columns-repeated="4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3" office:value="496" office:value-type="float">
            <text:p>496</text:p>
          </table:table-cell>
          <table:table-cell ns41:value-type="float" table:style-name="ce39" office:value="10451" office:value-type="float">
            <text:p>104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odegraven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8"/>
          <table:table-cell table:style-name="TL Data"/>
          <table:table-cell table:style-name="TL Data"/>
          <table:table-cell table:style-name="TL Data"/>
          <table:table-cell table:style-name="TL Data" table:number-columns-repeated="1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3" office:value="497" office:value-type="float">
            <text:p>497</text:p>
          </table:table-cell>
          <table:table-cell ns41:value-type="float" table:style-name="ce39" office:value="11091" office:value-type="float">
            <text:p>1109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ommel (Den)</text:p>
          </table:table-cell>
          <table:table-cell table:style-name="ce10"/>
          <table:table-cell table:style-name="TL Data"/>
          <table:table-cell table:style-name="TL Data" table:number-columns-repeated="14"/>
          <table:table-cell table:style-name="TL Data"/>
          <table:table-cell table:style-name="TL Data"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1024" office:value-type="float">
            <text:p>1024</text:p>
          </table:table-cell>
          <table:table-cell ns41:value-type="float" table:style-name="ce39" office:value="10293" office:value-type="float">
            <text:p>1029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oskoop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style-name="TL Data" table:number-columns-repeated="3"/>
          <table:table-cell table:style-name="TL Data" table:number-columns-repeated="14"/>
          <table:table-cell ns41:value-type="float" office:value="37" table:style-name="TL Data" table:number-columns-repeated="2" office:value-type="float">
            <text:p>37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ce33" office:value="499" office:value-type="float">
            <text:p>499</text:p>
          </table:table-cell>
          <table:table-cell ns41:value-type="float" table:style-name="ce39" office:value="10419" office:value-type="float">
            <text:p>104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rielle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8"/>
          <table:table-cell table:style-name="TL Data"/>
          <table:table-cell table:style-name="TL Data" table:number-columns-repeated="1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3" office:value="501" office:value-type="float">
            <text:p>501</text:p>
          </table:table-cell>
          <table:table-cell ns41:value-type="float" table:style-name="ce39" office:value="10232" office:value-type="float">
            <text:p>1023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Capelle a/d IJsel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7"/>
          <table:table-cell table:style-name="TL Data"/>
          <table:table-cell table:style-name="TL Data" table:number-columns-repeated="1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33" office:value="502" office:value-type="float">
            <text:p>502</text:p>
          </table:table-cell>
          <table:table-cell ns41:value-type="float" table:style-name="ce39" office:value="11248" office:value-type="float">
            <text:p>112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Charlois</text:p>
          </table:table-cell>
          <table:table-cell table:style-name="ce10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 table:number-columns-repeated="2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3" office:value="1037" office:value-type="float">
            <text:p>1037</text:p>
          </table:table-cell>
          <table:table-cell ns41:value-type="float" table:style-name="ce39" office:value="10430" office:value-type="float">
            <text:p>1043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irksland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 table:number-columns-repeated="7"/>
          <table:table-cell table:style-name="TL Data"/>
          <table:table-cell table:style-name="TL Data" table:number-columns-repeated="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3" office:value="504" office:value-type="float">
            <text:p>504</text:p>
          </table:table-cell>
          <table:table-cell ns41:value-type="float" table:style-name="ce39" office:value="11344" office:value-type="float">
            <text:p>1134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ubbeldam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table:style-name="TL Data"/>
          <table:table-cell table:style-name="TL Data"/>
          <table:table-cell table:style-name="TL Data" table:number-columns-repeated="1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33" office:value="507" office:value-type="float">
            <text:p>507</text:p>
          </table:table-cell>
          <table:table-cell ns41:value-type="float" table:style-name="ce39" office:value="10781" office:value-type="float">
            <text:p>107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iessendam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TL Data" table:number-columns-repeated="6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3" office:value="1063" office:value-type="float">
            <text:p>1063</text:p>
          </table:table-cell>
          <table:table-cell ns41:value-type="float" table:style-name="ce39" office:value="10606" office:value-type="float">
            <text:p>106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iessen-Nieuwkerk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1062" office:value-type="float">
            <text:p>1062</text:p>
          </table:table-cell>
          <table:table-cell ns41:value-type="float" table:style-name="ce39" office:value="10255" office:value-type="float">
            <text:p>1025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oedereede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/>
          <table:table-cell table:style-name="TL Data" table:number-columns-repeated="2"/>
          <table:table-cell table:style-name="TL Data" table:number-columns-repeated="2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9" office:value="10981" office:value-type="float">
            <text:p>109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orinchem</text:p>
          </table:table-cell>
          <table:table-cell table:style-name="ce10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 table:number-columns-repeated="8"/>
          <table:table-cell table:style-name="TL Data" table:number-columns-repeated="19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ce33" office:value="512" office:value-type="float">
            <text:p>512</text:p>
          </table:table-cell>
          <table:table-cell ns41:value-type="float" table:style-name="ce39" office:value="10942" office:value-type="float">
            <text:p>1094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 table:style-name="ce10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9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ce33" office:value="513" office:value-type="float">
            <text:p>513</text:p>
          </table:table-cell>
          <table:table-cell ns41:value-type="float" table:style-name="ce39" office:value="10302" office:value-type="float">
            <text:p>1030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6" office:value-type="float">
            <text:p>676</text:p>
          </table:table-cell>
          <table:table-cell ns41:value-type="float" table:style-name="ce39" office:value="677" office:value-type="float">
            <text:p>677</text:p>
          </table:table-cell>
          <table:table-cell ns41:value-type="float" table:style-name="ce53" office:value="270434" office:value-type="float">
            <text:p>27043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oudernk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 table:number-columns-repeated="4"/>
          <table:table-cell table:style-name="TL Data" table:number-columns-repeated="3"/>
          <table:table-cell table:style-name="TL Data"/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514" office:value-type="float">
            <text:p>514</text:p>
          </table:table-cell>
          <table:table-cell ns41:value-type="float" table:style-name="ce39" office:value="11258" office:value-type="float">
            <text:p>112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oudswaard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2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33" office:value="516" office:value-type="float">
            <text:p>516</text:p>
          </table:table-cell>
          <table:table-cell ns41:value-type="float" table:style-name="ce39" office:value="10914" office:value-type="float">
            <text:p>109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-Gravendeel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517" office:value-type="float">
            <text:p>517</text:p>
          </table:table-cell>
          <table:table-cell ns41:value-type="float" table:style-name="ce39" office:value="10052" office:value-type="float">
            <text:p>1005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-Gravenzande</text:p>
          </table:table-cell>
          <table:table-cell table:style-name="ce10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8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3" office:value="519" office:value-type="float">
            <text:p>519</text:p>
          </table:table-cell>
          <table:table-cell ns41:value-type="float" table:style-name="ce39" office:value="10640" office:value-type="float">
            <text:p>1064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rdinxveld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3" office:value="1070" office:value-type="float">
            <text:p>1070</text:p>
          </table:table-cell>
          <table:table-cell ns41:value-type="float" table:style-name="ce39" office:value="10167" office:value-type="float">
            <text:p>101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zerswoude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33" office:value="524" office:value-type="float">
            <text:p>524</text:p>
          </table:table-cell>
          <table:table-cell ns41:value-type="float" table:style-name="ce39" office:value="11257" office:value-type="float">
            <text:p>112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erjansdam</text:p>
          </table:table-cell>
          <table:table-cell table:style-name="ce10"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33" office:value="526" office:value-type="float">
            <text:p>526</text:p>
          </table:table-cell>
          <table:table-cell ns41:value-type="float" table:style-name="ce39" office:value="10540" office:value-type="float">
            <text:p>1054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llevoetsluis</text:p>
          </table:table-cell>
          <table:table-cell table:style-name="ce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3" office:value="530" office:value-type="float">
            <text:p>530</text:p>
          </table:table-cell>
          <table:table-cell ns41:value-type="float" table:style-name="ce39" office:value="11078" office:value-type="float">
            <text:p>1107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lvoet (Nieuw-)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29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3" office:value="1118" office:value-type="float">
            <text:p>1118</text:p>
          </table:table-cell>
          <table:table-cell ns41:value-type="float" table:style-name="ce39" office:value="10264" office:value-type="float">
            <text:p>102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ndrik-Ido-Ambacht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7"/>
          <table:table-cell table:style-name="TL Data" table:number-columns-repeated="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531" office:value-type="float">
            <text:p>531</text:p>
          </table:table-cell>
          <table:table-cell ns41:value-type="float" table:style-name="ce39" office:value="10416" office:value-type="float">
            <text:p>104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ukelum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7"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33" office:value="533" office:value-type="float">
            <text:p>533</text:p>
          </table:table-cell>
          <table:table-cell ns41:value-type="float" table:style-name="ce39" office:value="11308" office:value-type="float">
            <text:p>1130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illegersberg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7"/>
          <table:table-cell table:style-name="TL Data"/>
          <table:table-cell table:style-name="TL Data" table:number-columns-repeated="1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33" office:value="1081" office:value-type="float">
            <text:p>1081</text:p>
          </table:table-cell>
          <table:table-cell ns41:value-type="float" table:style-name="ce39" office:value="10227" office:value-type="float">
            <text:p>102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illegom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7"/>
          <table:table-cell table:style-name="TL Data"/>
          <table:table-cell table:style-name="TL Data" table:number-columns-repeated="1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33" office:value="534" office:value-type="float">
            <text:p>534</text:p>
          </table:table-cell>
          <table:table-cell ns41:value-type="float" table:style-name="ce39" office:value="11236" office:value-type="float">
            <text:p>1123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of van Delft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3"/>
          <table:table-cell table:style-name="TL Data" table:number-columns-repeated="2"/>
          <table:table-cell table:style-name="TL Data" table:number-columns-repeated="6"/>
          <table:table-cell table:style-name="TL Data" table:number-columns-repeated="3"/>
          <table:table-cell table:style-name="TL Data" table:number-columns-repeated="1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3" office:value="1082" office:value-type="float">
            <text:p>1082</text:p>
          </table:table-cell>
          <table:table-cell ns41:value-type="float" table:style-name="ce39" office:value="10089" office:value-type="float">
            <text:p>1008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ornaar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7"/>
          <table:table-cell table:style-name="TL Data"/>
          <table:table-cell table:style-name="TL Data"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ce33" office:value="536" office:value-type="float">
            <text:p>536</text:p>
          </table:table-cell>
          <table:table-cell ns41:value-type="float" table:style-name="ce39" office:value="10516" office:value-type="float">
            <text:p>105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Ijsselmonde</text:p>
          </table:table-cell>
          <table:table-cell table:style-name="ce10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 table:number-columns-repeated="2"/>
          <table:table-cell table:style-name="TL Data" table:number-columns-repeated="7"/>
          <table:table-cell table:style-name="TL Data"/>
          <table:table-cell table:style-name="TL Data"/>
          <table:table-cell table:style-name="TL Data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1230" office:value-type="float">
            <text:p>1230</text:p>
          </table:table-cell>
          <table:table-cell ns41:value-type="float" table:style-name="ce39" office:value="11357" office:value-type="float">
            <text:p>113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atwijk</text:p>
          </table:table-cell>
          <table:table-cell table:style-name="ce10"/>
          <table:table-cell table:style-name="TL Data"/>
          <table:table-cell table:style-name="TL Data" table:number-columns-repeated="14"/>
          <table:table-cell table:style-name="TL Data"/>
          <table:table-cell table:style-name="TL Data"/>
          <table:table-cell table:style-name="TL Data"/>
          <table:table-cell table:style-name="TL Data" table:number-columns-repeated="1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9" office:value="10707" office:value-type="float">
            <text:p>1070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edichem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11"/>
          <table:table-cell table:style-name="TL Data" table:number-columns-repeated="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538" office:value-type="float">
            <text:p>538</text:p>
          </table:table-cell>
          <table:table-cell ns41:value-type="float" table:style-name="ce39" office:value="10280" office:value-type="float">
            <text:p>102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laaswaal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4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 table:number-columns-repeated="3"/>
          <table:table-cell table:style-name="TL Data" table:number-columns-repeated="15"/>
          <table:table-cell table:style-name="TL Data"/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3" office:value="539" office:value-type="float">
            <text:p>539</text:p>
          </table:table-cell>
          <table:table-cell ns41:value-type="float" table:style-name="ce39" office:value="10284" office:value-type="float">
            <text:p>1028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oudekerk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8"/>
          <table:table-cell table:style-name="TL Data" table:number-columns-repeated="3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1256" office:value-type="float">
            <text:p>1256</text:p>
          </table:table-cell>
          <table:table-cell ns41:value-type="float" table:style-name="ce39" office:value="11445" office:value-type="float">
            <text:p>1144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ralingen</text:p>
          </table:table-cell>
          <table:table-cell table:style-name="ce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7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ce33" office:value="1099" office:value-type="float">
            <text:p>1099</text:p>
          </table:table-cell>
          <table:table-cell ns41:value-type="float" table:style-name="ce39" office:value="11367" office:value-type="float">
            <text:p>1136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rimpen a/d Lek</text:p>
          </table:table-cell>
          <table:table-cell table:style-name="ce10"/>
          <table:table-cell table:style-name="TL Data"/>
          <table:table-cell table:style-name="TL Data" table:number-columns-repeated="16"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3" office:value="541" office:value-type="float">
            <text:p>541</text:p>
          </table:table-cell>
          <table:table-cell ns41:value-type="float" table:style-name="ce39" office:value="10617" office:value-type="float">
            <text:p>106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angerak</text:p>
          </table:table-cell>
          <table:table-cell table:style-name="ce10"/>
          <table:table-cell table:style-name="TL Data"/>
          <table:table-cell table:style-name="TL Data" table:number-columns-repeated="16"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3" office:value="543" office:value-type="float">
            <text:p>543</text:p>
          </table:table-cell>
          <table:table-cell ns41:value-type="float" table:style-name="ce39" office:value="11127" office:value-type="float">
            <text:p>111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ange Ruige Weide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1101" office:value-type="float">
            <text:p>1101</text:p>
          </table:table-cell>
          <table:table-cell ns41:value-type="float" table:style-name="ce39" office:value="10900" office:value-type="float">
            <text:p>1090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eerdam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3" office:value="545" office:value-type="float">
            <text:p>545</text:p>
          </table:table-cell>
          <table:table-cell ns41:value-type="float" table:style-name="ce39" office:value="10685" office:value-type="float">
            <text:p>106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eiderdorp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15"/>
          <table:table-cell table:style-name="TL Data" table:number-columns-repeated="1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3" office:value="547" office:value-type="float">
            <text:p>547</text:p>
          </table:table-cell>
          <table:table-cell ns41:value-type="float" table:style-name="ce39" office:value="10058" office:value-type="float">
            <text:p>100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eimuiden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3"/>
          <table:table-cell table:style-name="TL Data"/>
          <table:table-cell table:style-name="TL Data" table:number-columns-repeated="6"/>
          <table:table-cell table:style-name="TL Data" table:number-columns-repeated="5"/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3" office:value="549" office:value-type="float">
            <text:p>549</text:p>
          </table:table-cell>
          <table:table-cell ns41:value-type="float" table:style-name="ce39" office:value="11351" office:value-type="float">
            <text:p>1135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ekkerkerk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6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3" office:value="550" office:value-type="float">
            <text:p>550</text:p>
          </table:table-cell>
          <table:table-cell ns41:value-type="float" table:style-name="ce39" office:value="10050" office:value-type="float">
            <text:p>100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ekkerland (Nieuw-)</text:p>
          </table:table-cell>
          <table:table-cell table:style-name="ce10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style-name="TL Data" table:number-columns-repeated="17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33" office:value="571" office:value-type="float">
            <text:p>571</text:p>
          </table:table-cell>
          <table:table-cell ns41:value-type="float" table:style-name="ce39" office:value="10547" office:value-type="float">
            <text:p>105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exmond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6"/>
          <table:table-cell table:style-name="TL Data"/>
          <table:table-cell table:style-name="TL Data" table:number-columns-repeated="17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3" office:value="551" office:value-type="float">
            <text:p>551</text:p>
          </table:table-cell>
          <table:table-cell ns41:value-type="float" table:style-name="ce39" office:value="10930" office:value-type="float">
            <text:p>109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ier (De)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 table:number-columns-repeated="17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552" office:value-type="float">
            <text:p>552</text:p>
          </table:table-cell>
          <table:table-cell ns41:value-type="float" table:style-name="ce39" office:value="10241" office:value-type="float">
            <text:p>1024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isse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 table:number-columns-repeated="14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553" office:value-type="float">
            <text:p>553</text:p>
          </table:table-cell>
          <table:table-cell ns41:value-type="float" table:style-name="ce39" office:value="10197" office:value-type="float">
            <text:p>101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oosduinen</text:p>
          </table:table-cell>
          <table:table-cell table:style-name="ce10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15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3" office:value="1107" office:value-type="float">
            <text:p>1107</text:p>
          </table:table-cell>
          <table:table-cell ns41:value-type="float" table:style-name="ce39" office:value="10997" office:value-type="float">
            <text:p>109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aasland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7"/>
          <table:table-cell table:style-name="TL Data"/>
          <table:table-cell table:style-name="TL Data"/>
          <table:table-cell table:style-name="TL Data"/>
          <table:table-cell table:style-name="TL Data" table:number-columns-repeated="1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3" office:value="555" office:value-type="float">
            <text:p>555</text:p>
          </table:table-cell>
          <table:table-cell ns41:value-type="float" table:style-name="ce39" office:value="10393" office:value-type="float">
            <text:p>1039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aassluis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ce33" office:value="556" office:value-type="float">
            <text:p>556</text:p>
          </table:table-cell>
          <table:table-cell ns41:value-type="float" table:style-name="ce39" office:value="10880" office:value-type="float">
            <text:p>1088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elissant</text:p>
          </table:table-cell>
          <table:table-cell table:style-name="ce10"/>
          <table:table-cell table:style-name="TL Data"/>
          <table:table-cell table:style-name="TL Data" table:number-columns-repeated="13"/>
          <table:table-cell table:style-name="TL Data"/>
          <table:table-cell table:style-name="TL Data" table:number-columns-repeated="1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3" office:value="1113" office:value-type="float">
            <text:p>1113</text:p>
          </table:table-cell>
          <table:table-cell ns41:value-type="float" table:style-name="ce39" office:value="10918" office:value-type="float">
            <text:p>109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iddelharnis</text:p>
          </table:table-cell>
          <table:table-cell table:style-name="ce10"/>
          <table:table-cell table:style-name="TL Data"/>
          <table:table-cell table:style-name="TL Data" table:number-columns-repeated="13"/>
          <table:table-cell table:style-name="TL Data"/>
          <table:table-cell table:style-name="TL Data" table:number-columns-repeated="17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3" office:value="559" office:value-type="float">
            <text:p>559</text:p>
          </table:table-cell>
          <table:table-cell ns41:value-type="float" table:style-name="ce39" office:value="11067" office:value-type="float">
            <text:p>1106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oercapelle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6"/>
          <table:table-cell table:style-name="TL Data" table:number-columns-repeated="3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560" office:value-type="float">
            <text:p>560</text:p>
          </table:table-cell>
          <table:table-cell ns41:value-type="float" table:style-name="ce39" office:value="11383" office:value-type="float">
            <text:p>1138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olenaarsgraaf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2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561" office:value-type="float">
            <text:p>561</text:p>
          </table:table-cell>
          <table:table-cell ns41:value-type="float" table:style-name="ce39" office:value="10166" office:value-type="float">
            <text:p>101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orster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3" office:value="562" office:value-type="float">
            <text:p>562</text:p>
          </table:table-cell>
          <table:table-cell ns41:value-type="float" table:style-name="ce39" office:value="10019" office:value-type="float">
            <text:p>1001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oordrecht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3" office:value="563" office:value-type="float">
            <text:p>563</text:p>
          </table:table-cell>
          <table:table-cell ns41:value-type="float" table:style-name="ce39" office:value="10120" office:value-type="float">
            <text:p>1012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aaldwijk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2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565" office:value-type="float">
            <text:p>565</text:p>
          </table:table-cell>
          <table:table-cell ns41:value-type="float" table:style-name="ce39" office:value="11418" office:value-type="float">
            <text:p>114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euwenhoorn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6"/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1121" office:value-type="float">
            <text:p>1121</text:p>
          </table:table-cell>
          <table:table-cell ns41:value-type="float" table:style-name="ce39" office:value="10338" office:value-type="float">
            <text:p>1033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euwekerk a/d Ijssel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567" office:value-type="float">
            <text:p>567</text:p>
          </table:table-cell>
          <table:table-cell ns41:value-type="float" table:style-name="ce39" office:value="10855" office:value-type="float">
            <text:p>1085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euwkoop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569" office:value-type="float">
            <text:p>569</text:p>
          </table:table-cell>
          <table:table-cell ns41:value-type="float" table:style-name="ce39" office:value="10728" office:value-type="float">
            <text:p>107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78" office:value-type="float">
            <text:p>678</text:p>
          </table:table-cell>
          <table:table-cell ns41:value-type="float" table:style-name="ce39" office:value="679" office:value-type="float">
            <text:p>679</text:p>
          </table:table-cell>
          <table:table-cell ns41:value-type="float" table:style-name="ce53" office:value="270435" office:value-type="float">
            <text:p>27043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euwveen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573" office:value-type="float">
            <text:p>573</text:p>
          </table:table-cell>
          <table:table-cell ns41:value-type="float" table:style-name="ce39" office:value="10487" office:value-type="float">
            <text:p>104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oordeloos</text:p>
          </table:table-cell>
          <table:table-cell table:style-name="ce10"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33" office:value="574" office:value-type="float">
            <text:p>574</text:p>
          </table:table-cell>
          <table:table-cell ns41:value-type="float" table:style-name="ce39" office:value="10296" office:value-type="float">
            <text:p>1029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oordwijk</text:p>
          </table:table-cell>
          <table:table-cell table:style-name="ce10"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3" office:value="575" office:value-type="float">
            <text:p>575</text:p>
          </table:table-cell>
          <table:table-cell ns41:value-type="float" table:style-name="ce39" office:value="10769" office:value-type="float">
            <text:p>1076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umansdorp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33" office:value="578" office:value-type="float">
            <text:p>578</text:p>
          </table:table-cell>
          <table:table-cell ns41:value-type="float" table:style-name="ce39" office:value="11346" office:value-type="float">
            <text:p>1134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egstgeest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 table:number-columns-repeated="1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33" office:value="579" office:value-type="float">
            <text:p>579</text:p>
          </table:table-cell>
          <table:table-cell ns41:value-type="float" table:style-name="ce39" office:value="10287" office:value-type="float">
            <text:p>102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ostvoorne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 table:number-columns-repeated="7"/>
          <table:table-cell table:style-name="TL Data" table:number-columns-repeated="3"/>
          <table:table-cell table:style-name="TL Data" table:number-columns-repeated="4"/>
          <table:table-cell table:style-name="TL Data" table:number-columns-repeated="1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3" office:value="581" office:value-type="float">
            <text:p>581</text:p>
          </table:table-cell>
          <table:table-cell ns41:value-type="float" table:style-name="ce39" office:value="10009" office:value-type="float">
            <text:p>1000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dorp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4"/>
          <table:table-cell table:style-name="TL Data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3" office:value="1142" office:value-type="float">
            <text:p>1142</text:p>
          </table:table-cell>
          <table:table-cell ns41:value-type="float" table:style-name="ce39" office:value="11126" office:value-type="float">
            <text:p>111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ekerk a/d Ijssel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3"/>
          <table:table-cell table:style-name="TL Data" table:number-columns-repeated="4"/>
          <table:table-cell table:style-name="TL Data" table:number-columns-repeated="2"/>
          <table:table-cell table:style-name="TL Data" table:number-columns-repeated="2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587" office:value-type="float">
            <text:p>587</text:p>
          </table:table-cell>
          <table:table-cell ns41:value-type="float" table:style-name="ce39" office:value="10095" office:value-type="float">
            <text:p>1009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ewater</text:p>
          </table:table-cell>
          <table:table-cell table:style-name="ce10"/>
          <table:table-cell table:style-name="TL Data"/>
          <table:table-cell table:style-name="TL Data" table:number-columns-repeated="7"/>
          <table:table-cell table:style-name="TL Data" table:number-columns-repeated="2"/>
          <table:table-cell table:style-name="TL Data" table:number-columns-repeated="4"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33" office:value="589" office:value-type="float">
            <text:p>589</text:p>
          </table:table-cell>
          <table:table-cell ns41:value-type="float" table:style-name="ce39" office:value="10188" office:value-type="float">
            <text:p>1018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shoorn</text:p>
          </table:table-cell>
          <table:table-cell table:style-name="ce10"/>
          <table:table-cell table:style-name="TL Data"/>
          <table:table-cell table:style-name="TL Data" table:number-columns-repeated="13"/>
          <table:table-cell table:style-name="TL Data"/>
          <table:table-cell table:style-name="TL Data" table:number-columns-repeated="17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33" office:value="1147" office:value-type="float">
            <text:p>1147</text:p>
          </table:table-cell>
          <table:table-cell ns41:value-type="float" table:style-name="ce39" office:value="11011" office:value-type="float">
            <text:p>1101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verschie</text:p>
          </table:table-cell>
          <table:table-cell table:style-name="ce10"/>
          <table:table-cell table:style-name="TL Data"/>
          <table:table-cell table:style-name="TL Data" table:number-columns-repeated="13"/>
          <table:table-cell table:style-name="TL Data" table:number-columns-repeated="4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3" office:value="1149" office:value-type="float">
            <text:p>1149</text:p>
          </table:table-cell>
          <table:table-cell ns41:value-type="float" table:style-name="ce39" office:value="10683" office:value-type="float">
            <text:p>1068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Papendrecht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7"/>
          <table:table-cell table:style-name="TL Data" table:number-columns-repeated="3"/>
          <table:table-cell table:style-name="TL Data" table:number-columns-repeated="3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3" office:value="590" office:value-type="float">
            <text:p>590</text:p>
          </table:table-cell>
          <table:table-cell ns41:value-type="float" table:style-name="ce39" office:value="10427" office:value-type="float">
            <text:p>1042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Piershil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5"/>
          <table:table-cell table:style-name="TL Data"/>
          <table:table-cell table:style-name="TL Data" table:number-columns-repeated="1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591" office:value-type="float">
            <text:p>591</text:p>
          </table:table-cell>
          <table:table-cell ns41:value-type="float" table:style-name="ce39" office:value="10179" office:value-type="float">
            <text:p>1017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Pijnacker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/>
          <table:table-cell table:style-name="TL Data"/>
          <table:table-cell table:style-name="TL Data" table:number-columns-repeated="3"/>
          <table:table-cell table:style-name="TL Data" table:number-columns-repeated="7"/>
          <table:table-cell table:style-name="TL Data" table:number-columns-repeated="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594" office:value-type="float">
            <text:p>594</text:p>
          </table:table-cell>
          <table:table-cell ns41:value-type="float" table:style-name="ce39" office:value="10031" office:value-type="float">
            <text:p>1003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eeuwijk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16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33" office:value="595" office:value-type="float">
            <text:p>595</text:p>
          </table:table-cell>
          <table:table-cell ns41:value-type="float" table:style-name="ce39" office:value="10485" office:value-type="float">
            <text:p>104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hoon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 table:number-columns-repeated="2"/>
          <table:table-cell table:style-name="TL Data" table:number-columns-repeated="2"/>
          <table:table-cell table:style-name="TL Data"/>
          <table:table-cell table:style-name="TL Data" table:number-columns-repeated="3"/>
          <table:table-cell table:style-name="TL Data" table:number-columns-repeated="2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3" office:value="596" office:value-type="float">
            <text:p>596</text:p>
          </table:table-cell>
          <table:table-cell ns41:value-type="float" table:style-name="ce39" office:value="10903" office:value-type="float">
            <text:p>109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idderkerk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17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ce33" office:value="597" office:value-type="float">
            <text:p>597</text:p>
          </table:table-cell>
          <table:table-cell ns41:value-type="float" table:style-name="ce39" office:value="10646" office:value-type="float">
            <text:p>10646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ietsveld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6"/>
          <table:table-cell table:style-name="TL Data" table:number-columns-repeated="4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1160" office:value-type="float">
            <text:p>1160</text:p>
          </table:table-cell>
          <table:table-cell ns41:value-type="float" table:style-name="ce39" office:value="10828" office:value-type="float">
            <text:p>108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ijnsaterwoude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3" office:value="601" office:value-type="float">
            <text:p>601</text:p>
          </table:table-cell>
          <table:table-cell ns41:value-type="float" table:style-name="ce39" office:value="11129" office:value-type="float">
            <text:p>1112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ijnsburg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33" office:value="602" office:value-type="float">
            <text:p>602</text:p>
          </table:table-cell>
          <table:table-cell ns41:value-type="float" table:style-name="ce39" office:value="11118" office:value-type="float">
            <text:p>1111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ijswijk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3" office:value="603" office:value-type="float">
            <text:p>603</text:p>
          </table:table-cell>
          <table:table-cell ns41:value-type="float" table:style-name="ce39" office:value="11133" office:value-type="float">
            <text:p>1113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assenheim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6"/>
          <table:table-cell table:style-name="TL Data"/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33" office:value="604" office:value-type="float">
            <text:p>604</text:p>
          </table:table-cell>
          <table:table-cell ns41:value-type="float" table:style-name="ce39" office:value="10612" office:value-type="float">
            <text:p>1061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chipluiden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607" office:value-type="float">
            <text:p>607</text:p>
          </table:table-cell>
          <table:table-cell ns41:value-type="float" table:style-name="ce39" office:value="10130" office:value-type="float">
            <text:p>101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choonhoven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style-name="TL Data"/>
          <table:table-cell table:style-name="TL Data" table:number-columns-repeated="17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3" office:value="608" office:value-type="float">
            <text:p>608</text:p>
          </table:table-cell>
          <table:table-cell ns41:value-type="float" table:style-name="ce39" office:value="10980" office:value-type="float">
            <text:p>109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choonrewoerd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17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3" office:value="609" office:value-type="float">
            <text:p>609</text:p>
          </table:table-cell>
          <table:table-cell ns41:value-type="float" table:style-name="ce39" office:value="10214" office:value-type="float">
            <text:p>102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liedrecht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6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 table:number-columns-repeated="1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9" office:value="11331" office:value-type="float">
            <text:p>1133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ommelsdijk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 table:number-columns-repeated="7"/>
          <table:table-cell table:style-name="TL Data" table:number-columns-repeated="4"/>
          <table:table-cell table:style-name="TL Data" table:number-columns-repeated="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1184" office:value-type="float">
            <text:p>1184</text:p>
          </table:table-cell>
          <table:table-cell ns41:value-type="float" table:style-name="ce39" office:value="11097" office:value-type="float">
            <text:p>1109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pijkenisse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3" office:value="612" office:value-type="float">
            <text:p>612</text:p>
          </table:table-cell>
          <table:table-cell ns41:value-type="float" table:style-name="ce39" office:value="10735" office:value-type="float">
            <text:p>1073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tolwijk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9"/>
          <table:table-cell table:style-name="TL Data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615" office:value-type="float">
            <text:p>615</text:p>
          </table:table-cell>
          <table:table-cell ns41:value-type="float" table:style-name="ce39" office:value="11250" office:value-type="float">
            <text:p>112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tompwijk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9"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ce33" office:value="1197" office:value-type="float">
            <text:p>1197</text:p>
          </table:table-cell>
          <table:table-cell ns41:value-type="float" table:style-name="ce39" office:value="10742" office:value-type="float">
            <text:p>1074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trijen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2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617" office:value-type="float">
            <text:p>617</text:p>
          </table:table-cell>
          <table:table-cell ns41:value-type="float" table:style-name="ce39" office:value="10558" office:value-type="float">
            <text:p>105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nge (Nieuwe-)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9"/>
          <table:table-cell table:style-name="TL Data" table:number-columns-repeated="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1119" office:value-type="float">
            <text:p>1119</text:p>
          </table:table-cell>
          <table:table-cell ns41:value-type="float" table:style-name="ce39" office:value="10502" office:value-type="float">
            <text:p>1050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nge (Oude-)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2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1143" office:value-type="float">
            <text:p>1143</text:p>
          </table:table-cell>
          <table:table-cell ns41:value-type="float" table:style-name="ce39" office:value="10714" office:value-type="float">
            <text:p>1071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alkenburg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2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619" office:value-type="float">
            <text:p>619</text:p>
          </table:table-cell>
          <table:table-cell ns41:value-type="float" table:style-name="ce39" office:value="10028" office:value-type="float">
            <text:p>1002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eur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33" office:value="1209" office:value-type="float">
            <text:p>1209</text:p>
          </table:table-cell>
          <table:table-cell ns41:value-type="float" table:style-name="ce39" office:value="10366" office:value-type="float">
            <text:p>103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ianen</text:p>
          </table:table-cell>
          <table:table-cell table:style-name="ce10"/>
          <table:table-cell table:style-name="TL Data"/>
          <table:table-cell table:style-name="TL Data" table:number-columns-repeated="2"/>
          <table:table-cell table:style-name="TL Data" table:number-columns-repeated="19"/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3" office:value="620" office:value-type="float">
            <text:p>620</text:p>
          </table:table-cell>
          <table:table-cell ns41:value-type="float" table:style-name="ce39" office:value="10887" office:value-type="float">
            <text:p>1088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laardingen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style-name="TL Data" table:number-columns-repeated="1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ce33" office:value="622" office:value-type="float">
            <text:p>622</text:p>
          </table:table-cell>
          <table:table-cell ns41:value-type="float" table:style-name="ce39" office:value="10811" office:value-type="float">
            <text:p>1081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oorburg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 table:number-columns-repeated="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3" office:value="624" office:value-type="float">
            <text:p>624</text:p>
          </table:table-cell>
          <table:table-cell ns41:value-type="float" table:style-name="ce39" office:value="11103" office:value-type="float">
            <text:p>111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oorhout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 table:number-columns-repeated="2"/>
          <table:table-cell table:style-name="TL Data" table:number-columns-repeated="6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625" office:value-type="float">
            <text:p>625</text:p>
          </table:table-cell>
          <table:table-cell ns41:value-type="float" table:style-name="ce39" office:value="10017" office:value-type="float">
            <text:p>100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oorschoten</text:p>
          </table:table-cell>
          <table:table-cell table:style-name="ce10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TL Data"/>
          <table:table-cell table:style-name="TL Data" table:number-columns-repeated="1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3" office:value="626" office:value-type="float">
            <text:p>626</text:p>
          </table:table-cell>
          <table:table-cell ns41:value-type="float" table:style-name="ce39" office:value="10537" office:value-type="float">
            <text:p>1053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rijenban</text:p>
          </table:table-cell>
          <table:table-cell table:style-name="ce10"/>
          <table:table-cell table:style-name="TL Data"/>
          <table:table-cell table:style-name="TL Data" table:number-columns-repeated="3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3" office:value="1215" office:value-type="float">
            <text:p>1215</text:p>
          </table:table-cell>
          <table:table-cell ns41:value-type="float" table:style-name="ce39" office:value="10853" office:value-type="float">
            <text:p>1085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arder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3" office:value="1217" office:value-type="float">
            <text:p>1217</text:p>
          </table:table-cell>
          <table:table-cell ns41:value-type="float" table:style-name="ce39" office:value="10830" office:value-type="float">
            <text:p>108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ddinxveen</text:p>
          </table:table-cell>
          <table:table-cell table:style-name="ce10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9" office:value="10081" office:value-type="float">
            <text:p>1008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rmond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 table:number-columns-repeated="5"/>
          <table:table-cell table:style-name="TL Data" table:number-columns-repeated="2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628" office:value-type="float">
            <text:p>628</text:p>
          </table:table-cell>
          <table:table-cell ns41:value-type="float" table:style-name="ce39" office:value="10204" office:value-type="float">
            <text:p>1020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ssenaar</text:p>
          </table:table-cell>
          <table:table-cell table:style-name="ce10"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3" office:value="629" office:value-type="float">
            <text:p>629</text:p>
          </table:table-cell>
          <table:table-cell ns41:value-type="float" table:style-name="ce39" office:value="10164" office:value-type="float">
            <text:p>1016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0" office:value-type="float">
            <text:p>680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53" office:value="270436" office:value-type="float">
            <text:p>270436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oerden</text:p>
          </table:table-cell>
          <table:table-cell table:style-name="ce10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9" office:value="10974" office:value-type="float">
            <text:p>1097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oubrugge</text:p>
          </table:table-cell>
          <table:table-cell table:style-name="ce10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633" office:value-type="float">
            <text:p>633</text:p>
          </table:table-cell>
          <table:table-cell ns41:value-type="float" table:style-name="ce39" office:value="10461" office:value-type="float">
            <text:p>1046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egwaard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3" office:value="1234" office:value-type="float">
            <text:p>1234</text:p>
          </table:table-cell>
          <table:table-cell ns41:value-type="float" table:style-name="ce39" office:value="10185" office:value-type="float">
            <text:p>1018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evenhoven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635" office:value-type="float">
            <text:p>635</text:p>
          </table:table-cell>
          <table:table-cell ns41:value-type="float" table:style-name="ce39" office:value="11317" office:value-type="float">
            <text:p>113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evenhuizen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3" office:value="636" office:value-type="float">
            <text:p>636</text:p>
          </table:table-cell>
          <table:table-cell ns41:value-type="float" table:style-name="ce39" office:value="11377" office:value-type="float">
            <text:p>1137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oetermeer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3" office:value="637" office:value-type="float">
            <text:p>637</text:p>
          </table:table-cell>
          <table:table-cell ns41:value-type="float" table:style-name="ce39" office:value="10766" office:value-type="float">
            <text:p>1076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oeterwoude</text:p>
          </table:table-cell>
          <table:table-cell table:style-name="ce10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office:value="41" table:style-name="TL Data" table:number-columns-repeated="2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ce33" office:value="638" office:value-type="float">
            <text:p>638</text:p>
          </table:table-cell>
          <table:table-cell ns41:value-type="float" table:style-name="ce39" office:value="11074" office:value-type="float">
            <text:p>11074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uidland</text:p>
          </table:table-cell>
          <table:table-cell table:style-name="ce10"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3" office:value="640" office:value-type="float">
            <text:p>640</text:p>
          </table:table-cell>
          <table:table-cell ns41:value-type="float" table:style-name="ce39" office:value="10316" office:value-type="float">
            <text:p>1031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wammerdam</text:p>
          </table:table-cell>
          <table:table-cell table:style-name="ce10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2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33" office:value="1244" office:value-type="float">
            <text:p>1244</text:p>
          </table:table-cell>
          <table:table-cell ns41:value-type="float" table:style-name="ce39" office:value="10675" office:value-type="float">
            <text:p>1067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wartewaal</text:p>
          </table:table-cell>
          <table:table-cell table:style-name="ce10"/>
          <table:table-cell table:style-name="TL Data"/>
          <table:table-cell table:style-name="TL Data" table:number-columns-repeated="5"/>
          <table:table-cell table:style-name="TL Data" table:number-columns-repeated="2"/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3" office:value="641" office:value-type="float">
            <text:p>641</text:p>
          </table:table-cell>
          <table:table-cell ns41:value-type="float" table:style-name="ce39" office:value="10703" office:value-type="float">
            <text:p>1070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wijndrecht</text:p>
          </table:table-cell>
          <table:table-cell table:style-name="ce10"/>
          <table:table-cell table:style-name="TL Data"/>
          <table:table-cell table:style-name="TL Data" table:number-columns-repeated="3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2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ce33" office:value="642" office:value-type="float">
            <text:p>642</text:p>
          </table:table-cell>
          <table:table-cell ns41:value-type="float" table:style-name="ce39" office:value="10468" office:value-type="float">
            <text:p>10468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taal der overige gemeenten</text:p>
          </table:table-cell>
          <table:table-cell table:style-name="ce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00" office:value-type="float">
            <text:p>130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1400" office:value-type="float">
            <text:p>1400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ZH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9_H5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683" office:value-type="float">
            <text:p>683</text:p>
          </table:table-cell>
          <table:table-cell ns41:value-type="float" table:style-name="ce53" office:value="270437" office:value-type="float">
            <text:p>270437</text:p>
          </table:table-cell>
          <table:table-cell table:number-columns-repeated="975"/>
        </table:table-row>
        <table:table-row table:style-name="ro3">
          <table:table-cell ns41:value-type="string" table:style-name="TL RowHeader" office:value-type="string">
            <text:p>Totaal der provincie</text:p>
          </table:table-cell>
          <table:table-cell table:style-name="ce10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567" office:value-type="float">
            <text:p>4567</text:p>
          </table:table-cell>
          <table:table-cell ns41:value-type="float" table:style-name="TL Data" office:value="3346" office:value-type="float">
            <text:p>3346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139" office:value-type="float">
            <text:p>6139</text:p>
          </table:table-cell>
          <table:table-cell ns41:value-type="float" table:style-name="TL Data" office:value="5239" office:value-type="float">
            <text:p>5239</text:p>
          </table:table-cell>
          <table:table-cell table:style-name="ce34"/>
          <table:table-cell table:style-name="ce40" table:number-columns-repeated="2"/>
          <table:table-cell ns41:value-type="string" table:style-name="ce40" office:value-type="string">
            <text:p>ZH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09_H5</text:p>
          </table:table-cell>
          <table:table-cell ns41:value-type="float" table:style-name="ce40" office:value="682" office:value-type="float">
            <text:p>682</text:p>
          </table:table-cell>
          <table:table-cell ns41:value-type="float" table:style-name="ce40" office:value="683" office:value-type="float">
            <text:p>683</text:p>
          </table:table-cell>
          <table:table-cell ns41:value-type="float" table:style-name="ce54" office:value="270437" office:value-type="float">
            <text:p>270437</text:p>
          </table:table-cell>
          <table:table-cell table:number-columns-repeated="975"/>
        </table:table-row>
        <table:table-row table:style-name="ro5">
          <table:table-cell table:number-columns-repeated="39"/>
          <table:table-cell table:style-name="ce64" table:number-columns-repeated="5"/>
          <table:table-cell table:number-columns-repeated="980"/>
        </table:table-row>
        <table:table-row table:style-name="ro5" table:number-rows-repeated="10484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05cm" fo:margin-top="2.54cm" fo:margin-left="1.905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4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48:06</dc:date>
    <meta:document-statistic meta:object-count="0" meta:cell-count="7261" meta:table-count="2"/>
    <meta:generator>ODFPY/1.3.0dev</meta:generator>
  </office:meta>
</office:document-meta>
</file>